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2A588535B498E9E53C.jpg" manifest:media-type="image/jpeg"/>
  <manifest:file-entry manifest:full-path="Pictures/100000000000078000000438EDA0E717EC00C937.png" manifest:media-type="image/png"/>
  <manifest:file-entry manifest:full-path="Pictures/10000201000005A00000032A8AFE79E7D40A4F8B.png" manifest:media-type="image/png"/>
  <manifest:file-entry manifest:full-path="Pictures/100002010000015E0000015EA8B07A3748CBCB0E.png" manifest:media-type="image/png"/>
  <manifest:file-entry manifest:full-path="Pictures/10000000000009C40000057ED2C44D4E0016F165.png" manifest:media-type="image/png"/>
  <manifest:file-entry manifest:full-path="Pictures/10000201000002D800000290878C8BC9D477DB46.png" manifest:media-type="image/png"/>
  <manifest:file-entry manifest:full-path="Pictures/100002010000011C0000011C1425AD0D6ED17AEF.png" manifest:media-type="image/png"/>
  <manifest:file-entry manifest:full-path="Pictures/10000000000009C40000057E51B3AFFB4DB4FDBA.png" manifest:media-type="image/png"/>
  <manifest:file-entry manifest:full-path="Pictures/100002010000008C0000008C1CFFE7B4B6E53C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roid Sans" svg:font-family="'Droid Sans'"/>
    <style:font-face style:name="Source Sans Pro" svg:font-family="'Source Sans Pro'"/>
    <style:font-face style:name="Source Sans Pro Light" svg:font-family="'Source Sans Pro Light'"/>
    <style:font-face style:name="Avenir Roman" svg:font-family="'Avenir Roman'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1.763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1.695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" style:family="presentation" style:parent-style-name="Title4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4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4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le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1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6" style:family="presentation" style:parent-style-name="Title1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7" style:family="presentation" style:parent-style-name="Title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1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1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1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2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13" style:family="presentation" style:parent-style-name="Title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2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8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.635cm" fo:margin-right="0cm" fo:margin-top="0cm" fo:margin-bottom="0cm" fo:line-height="100%" fo:text-align="start" fo:text-indent="-0.14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6" style:family="paragraph">
      <style:paragraph-properties fo:margin-left="0.635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" fo:font-size="48pt" fo:letter-spacing="normal" fo:font-style="normal" style:text-underline-style="none" fo:font-weight="normal" style:font-name-asian="Source Sans Pro" style:font-size-asian="48pt" style:font-style-asian="normal" style:font-weight-asian="normal" style:font-name-complex="Source Sans Pr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0pt" fo:letter-spacing="normal" fo:font-style="normal" style:text-underline-style="none" fo:font-weight="normal" style:font-name-asian="Source Sans Pro Light" style:font-size-asian="30pt" style:font-style-asian="normal" style:font-weight-asian="normal" style:font-name-complex="Source Sans Pro Light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Light" fo:font-size="18pt" fo:letter-spacing="normal" fo:font-style="normal" style:text-underline-style="none" fo:font-weight="normal" style:font-name-asian="Source Sans Pro Light" style:font-size-asian="18pt" style:font-style-asian="normal" style:font-weight-asian="normal" style:font-name-complex="Source Sans Pro Light" style:font-size-complex="18pt" style:font-style-complex="normal" style:font-weight-complex="normal"/>
    </style:style>
    <style:style style:name="T5" style:family="text">
      <style:text-properties fo:font-variant="normal" fo:text-transform="none" fo:color="#1177a5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fo:font-weight="bold" style:font-name-asian="Droid Sans" style:font-size-asian="28pt" style:font-style-asian="normal" style:font-weight-asian="bold" style:font-name-complex="Droid Sans" style:font-size-complex="28pt" style:font-style-complex="normal" style:font-weight-complex="bold"/>
    </style:style>
    <style:style style:name="T7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style:font-name-asian="Droid Sans" style:font-size-asian="28pt" style:font-style-asian="normal" style:font-name-complex="Droid Sans" style:font-size-complex="28pt" style:font-style-complex="normal"/>
    </style:style>
    <style:style style:name="T8" style:family="text">
      <style:text-properties fo:font-variant="normal" fo:text-transform="none" fo:color="#47494a" style:text-line-through-style="none" style:text-line-through-type="none" style:text-position="0% 100%" style:font-name="Source Sans Pro Light" fo:font-size="28pt" fo:letter-spacing="normal" fo:font-style="normal" style:text-underline-style="none" fo:font-weight="normal" style:font-name-asian="Source Sans Pro Light" style:font-size-asian="28pt" style:font-style-asian="normal" style:font-weight-asian="normal" style:font-name-complex="Source Sans Pro Light" style:font-size-complex="28pt" style:font-style-complex="normal" style:font-weight-complex="normal"/>
    </style:style>
    <style:style style:name="T9" style:family="text">
      <style:text-properties fo:font-variant="normal" fo:text-transform="none" fo:color="#47494a" style:text-line-through-style="none" style:text-line-through-type="none" style:text-position="0% 100%" style:font-name="Courier New" fo:font-size="21pt" fo:letter-spacing="normal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fo:font-weight="normal" style:font-name-asian="Droid Sans" style:font-size-asian="28pt" style:font-style-asian="normal" style:font-weight-asian="normal" style:font-name-complex="Droid Sans" style:font-size-complex="28pt" style:font-style-complex="normal" style:font-weight-complex="normal"/>
    </style:style>
    <style:style style:name="T12" style:family="text">
      <style:text-properties fo:font-variant="normal" fo:text-transform="none" fo:color="#47494a" style:text-line-through-style="none" style:text-line-through-type="none" style:text-position="0% 100%" style:font-name="Courier New" fo:font-size="21pt" fo:letter-spacing="normal" fo:font-style="normal" style:text-underline-style="none" fo:font-weight="bold" style:font-name-asian="Courier New" style:font-size-asian="21pt" style:font-style-asian="normal" style:font-weight-asian="bold" style:font-name-complex="Courier New" style:font-size-complex="21pt" style:font-style-complex="normal" style:font-weight-complex="bold"/>
    </style:style>
    <style:style style:name="T13" style:family="text">
      <style:text-properties fo:font-variant="normal" fo:text-transform="none" fo:color="#47494a" style:text-line-through-style="none" style:text-line-through-type="none" style:text-position="0% 100%" style:font-name="Droid Sans" fo:font-size="26pt" fo:letter-spacing="normal" fo:font-style="normal" style:text-underline-style="none" fo:font-weight="normal" style:font-name-asian="Droid Sans" style:font-size-asian="26pt" style:font-style-asian="normal" style:font-weight-asian="normal" style:font-name-complex="Droid Sans" style:font-size-complex="26pt" style:font-style-complex="normal" style:font-weight-complex="normal"/>
    </style:style>
    <style:style style:name="T14" style:family="text">
      <style:text-properties fo:font-variant="normal" fo:text-transform="none" fo:color="#47494a" style:text-line-through-style="none" style:text-line-through-type="none" style:text-position="0% 100%" style:font-name="Droid Sans" fo:font-size="26pt" fo:letter-spacing="normal" fo:font-style="normal" style:text-underline-style="none" fo:font-weight="bold" style:font-name-asian="Droid Sans" style:font-size-asian="26pt" style:font-style-asian="normal" style:font-weight-asian="bold" style:font-name-complex="Droid Sans" style:font-size-complex="26pt" style:font-style-complex="normal" style:font-weight-complex="bold"/>
    </style:style>
    <style:style style:name="T15" style:family="text">
      <style:text-properties fo:font-variant="normal" fo:text-transform="none" fo:color="#47494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font-variant="normal" fo:text-transform="none" fo:color="#47494a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7" style:family="text">
      <style:text-properties fo:font-variant="normal" fo:text-transform="none" fo:color="#47494a" style:text-line-through-style="none" style:text-line-through-type="none" style:text-position="0% 100%" style:font-name="Droid Sans" fo:font-size="21pt" fo:letter-spacing="normal" fo:font-style="normal" style:text-underline-style="none" fo:font-weight="normal" style:font-name-asian="Droid Sans" style:font-size-asian="21pt" style:font-style-asian="normal" style:font-weight-asian="normal" style:font-name-complex="Droid Sans" style:font-size-complex="21pt" style:font-style-complex="normal" style:font-weight-complex="normal"/>
    </style:style>
    <style:style style:name="T18" style:family="text">
      <style:text-properties fo:font-variant="normal" fo:text-transform="none" fo:color="#47494a" style:text-line-through-style="none" style:text-line-through-type="none" style:text-position="0% 100%" style:font-name="Droid Sans" fo:font-size="22pt" fo:letter-spacing="normal" fo:font-style="normal" style:text-underline-style="none" fo:font-weight="normal" style:font-name-asian="Droid Sans" style:font-size-asian="22pt" style:font-style-asian="normal" style:font-weight-asian="normal" style:font-name-complex="Droid Sans" style:font-size-complex="22pt" style:font-style-complex="normal" style:font-weight-complex="normal"/>
    </style:style>
    <style:style style:name="T19" style:family="text">
      <style:text-properties fo:font-variant="normal" fo:text-transform="none" fo:color="#47494a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0" style:family="text">
      <style:text-properties fo:font-variant="normal" fo:text-transform="none" fo:color="#47494a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1" style:family="text">
      <style:text-properties fo:font-variant="normal" fo:text-transform="none" fo:color="#d75c47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" style:family="text">
      <style:text-properties fo:font-variant="normal" fo:text-transform="none" fo:color="#47494a" style:text-line-through-style="none" style:text-line-through-type="none" style:text-position="0% 100%" style:font-name="Droid Sans" fo:font-size="24pt" fo:letter-spacing="normal" fo:font-style="normal" style:text-underline-style="none" fo:font-weight="bold" style:font-name-asian="Droid Sans" style:font-size-asian="24pt" style:font-style-asian="normal" style:font-weight-asian="bold" style:font-name-complex="Droid Sans" style:font-size-complex="24pt" style:font-style-complex="normal" style:font-weight-complex="bold"/>
    </style:style>
    <style:style style:name="T24" style:family="text">
      <style:text-properties fo:font-variant="normal" fo:text-transform="none" fo:color="#47494a" style:text-line-through-style="none" style:text-line-through-type="none" style:text-position="0% 100%" style:font-name="Droid Sans" fo:font-size="24pt" fo:letter-spacing="normal" fo:font-style="normal" style:text-underline-style="none" fo:font-weight="normal" style:font-name-asian="Droid Sans" style:font-size-asian="24pt" style:font-style-asian="normal" style:font-weight-asian="normal" style:font-name-complex="Droid Sans" style:font-size-complex="24pt" style:font-style-complex="normal" style:font-weight-complex="normal"/>
    </style:style>
    <style:style style:name="T25" style:family="text">
      <style:text-properties fo:font-variant="normal" fo:text-transform="none" fo:color="#47494a" style:text-line-through-style="none" style:text-line-through-type="none" style:text-position="0% 100%" style:font-name="Droid Sans" fo:font-size="20pt" fo:letter-spacing="normal" fo:font-style="normal" style:text-underline-style="none" fo:font-weight="normal" style:font-name-asian="Droid Sans" style:font-size-asian="20pt" style:font-style-asian="normal" style:font-weight-asian="normal" style:font-name-complex="Droid Sans" style:font-size-complex="20pt" style:font-style-complex="normal" style:font-weight-complex="normal"/>
    </style:style>
    <style:style style:name="T26" style:family="text">
      <style:text-properties fo:font-variant="normal" fo:text-transform="none" fo:color="#47494a" style:text-line-through-style="none" style:text-line-through-type="none" style:text-position="0% 100%" style:font-name="Droid Sans" fo:font-size="20pt" fo:letter-spacing="normal" fo:font-style="normal" style:text-underline-style="none" fo:font-weight="bold" style:font-name-asian="Droid Sans" style:font-size-asian="20pt" style:font-style-asian="normal" style:font-weight-asian="bold" style:font-name-complex="Droid Sans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771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87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824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4" presentation:presentation-page-layout-name="AL1T0">
        <draw:frame draw:name="Shape 64" presentation:style-name="pr1" draw:text-style-name="P2" draw:layer="layout" svg:width="24.625cm" svg:height="2.926cm" svg:x="2.08cm" svg:y="5.007cm" presentation:class="title" presentation:user-transformed="true">
          <draw:text-box>
            <text:p text:style-name="P1"><text:span text:style-name="T1">What's upcoming to OSGi</text:span></text:p>
          </draw:text-box>
        </draw:frame>
        <draw:frame draw:name="Shape 65" presentation:style-name="pr2" draw:text-style-name="P4" draw:layer="layout" svg:width="24.625cm" svg:height="2.733cm" svg:x="2.08cm" svg:y="7.934cm" presentation:class="subtitle" presentation:user-transformed="true">
          <draw:text-box>
            <text:p text:style-name="P3"><text:span text:style-name="T2">OSGi R7 Release is coming. Are you ready?</text:span></text:p>
          </draw:text-box>
        </draw:frame>
        <draw:frame draw:name="Shape 66" presentation:style-name="pr3" draw:text-style-name="P6" draw:layer="layout" svg:width="12.946cm" svg:height="0.797cm" svg:x="2.081cm" svg:y="10.844cm" presentation:class="outline" presentation:user-transformed="true">
          <draw:text-box>
            <text:p text:style-name="P5"><text:span text:style-name="T3">Raymond Augé</text:span></text:p>
          </draw:text-box>
        </draw:frame>
        <draw:frame draw:name="Shape 67" presentation:style-name="pr3" draw:text-style-name="P6" draw:layer="layout" svg:width="12.947cm" svg:height="1.115cm" svg:x="2.081cm" svg:y="11.597cm" presentation:class="outline" presentation:user-transformed="true">
          <draw:text-box>
            <text:p text:style-name="P3"><text:span text:style-name="T4">raymond.auge@liferay.com</text:span></text:p>
          </draw:text-box>
        </draw:frame>
        <presentation:notes draw:style-name="dp2">
          <draw:frame draw:name="Shape 61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62" draw:style-name="gr1" draw:layer="layout" svg:width="12.7cm" svg:height="9.525cm" svg:x="3.175cm" svg:y="1.904cm" draw:page-number="1" presentation:class="page"/>
        </presentation:notes>
      </draw:page>
      <draw:page draw:name="3 Module Layer" draw:style-name="dp1" draw:master-page-name="Title1">
        <draw:frame draw:name="Shape 7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s</text:span><text:span text:style-name="T5"> </text:span><text:span text:style-name="T5">O</text:span><text:span text:style-name="T5">S</text:span><text:span text:style-name="T5">G</text:span><text:span text:style-name="T5">i</text:span><text:span text:style-name="T5">?</text:span></text:p>
          </draw:text-box>
        </draw:frame>
        <draw:frame draw:name="Shape 7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/></text:p>
            <text:p text:style-name="P10"><text:span text:style-name="T6">Standardized</text:span></text:p>
            <text:p text:style-name="P10"><text:span text:style-name="T7"><text:s text:c="4"/></text:span><text:span text:style-name="T6">f</text:span><text:span text:style-name="T6">ramework</text:span><text:span text:style-name="T7"> for </text:span></text:p>
            <text:p text:style-name="P10"><text:span text:style-name="T7"><text:s text:c="8"/></text:span><text:span text:style-name="T6">software contracts</text:span><text:span text:style-name="T7"><text:line-break/></text:span><text:span text:style-name="T7"/></text:p>
            <text:p text:style-name="P10"><text:span text:style-name="T8"/></text:p>
            <text:p text:style-name="P10"><text:span text:style-name="T9"/></text:p>
          </draw:text-box>
        </draw:frame>
        <presentation:notes draw:style-name="dp2">
          <draw:page-thumbnail draw:name="Shape 69" draw:style-name="gr1" draw:layer="layout" svg:width="12.7cm" svg:height="9.525cm" svg:x="3.175cm" svg:y="1.904cm" draw:page-number="2" presentation:class="page"/>
          <draw:frame draw:name="Shape 70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71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page3" draw:style-name="dp3" draw:master-page-name="Title1">
        <draw:frame draw:name="Shape 7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3 Module Layer</text:span></text:p>
          </draw:text-box>
        </draw:frame>
        <draw:frame draw:name="Shape 7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New </text:span><text:span text:style-name="T6">Developers</text:span><text:span text:style-name="T11"> and </text:span><text:span text:style-name="T6">SCM</text:span><text:span text:style-name="T11"> metadata </text:span><text:span text:style-name="T11">headers:</text:span></text:p>
            <text:p text:style-name="P10"><text:span text:style-name="T8"/></text:p>
            <text:p text:style-name="P10"><text:span text:style-name="T12">Bundle-Developers</text:span><text:span text:style-name="T9">:¬</text:span></text:p>
            <text:p text:style-name="P10"><text:span text:style-name="T9"><text:s text:c="2"/></text:span><text:span text:style-name="T9">raymond.auge;email=raymond</text:span><text:span text:style-name="T9">.auge@liferay.com;¬</text:span></text:p>
            <text:p text:style-name="P10"><text:span text:style-name="T9"><text:s text:c="2"/></text:span><text:span text:style-name="T9">name="Raymond Augé"; </text:span><text:span text:style-name="T9">organization="Liferay, </text:span><text:span text:style-name="T9">Inc."</text:span></text:p>
            <text:p text:style-name="P10"><text:span text:style-name="T9"/></text:p>
            <text:p text:style-name="P10"><text:span text:style-name="T12">Bundle-SCM</text:span><text:span text:style-name="T9">: </text:span><text:span text:style-name="T9">url=https://github.com/lif</text:span><text:span text:style-name="T9">eray/foo,¬</text:span></text:p>
            <text:p text:style-name="P10"><text:span text:style-name="T9"><text:s text:c="2"/></text:span><text:span text:style-name="T9">connection=scm:git:https:/</text:span><text:span text:style-name="T9">/github.com/liferay/foo.gi</text:span><text:span text:style-name="T9">t,¬</text:span></text:p>
            <text:p text:style-name="P10"><text:span text:style-name="T9"><text:s text:c="2"/></text:span><text:span text:style-name="T9">developerConnection=scm:gi</text:span><text:span text:style-name="T9">t:git@github.com:liferay/f</text:span><text:span text:style-name="T9">oo.git</text:span></text:p>
          </draw:text-box>
        </draw:frame>
        <draw:custom-shape draw:name="Shape 75" draw:style-name="gr2" draw:text-style-name="P14" draw:layer="layout" svg:width="0.742cm" svg:height="2.385cm" svg:x="1.799cm" svg:y="7.675cm">
          <text:p/>
          <draw:enhanced-geometry draw:mirror-horizontal="false" draw:mirror-vertical="false" svg:viewBox="0 0 0 0" draw:text-areas="?f13 ?f14 ?f17 ?f15" draw:type="ooxml-leftBrace" draw:modifiers="26307 5246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76" draw:style-name="gr3" draw:text-style-name="P14" draw:layer="layout" svg:width="0.742cm" svg:height="2.385cm" svg:x="1.799cm" svg:y="11.243cm">
          <text:p/>
          <draw:enhanced-geometry draw:mirror-horizontal="false" draw:mirror-vertical="false" svg:viewBox="0 0 0 0" draw:text-areas="?f13 ?f14 ?f17 ?f15" draw:type="ooxml-leftBrace" draw:modifiers="4215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69" draw:style-name="gr1" draw:layer="layout" svg:width="12.7cm" svg:height="9.525cm" svg:x="3.175cm" svg:y="1.904cm" draw:page-number="3" presentation:class="page"/>
          <draw:frame draw:name="Shape 70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71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3 Module Layer - Tooling" draw:style-name="dp3" draw:master-page-name="Title1">
        <draw:frame draw:name="Shape 8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Manifest Annotations </text:span><text:span text:style-name="T14">build-time </text:span><text:span text:style-name="T14">annotations</text:span><text:span text:style-name="T13"> designed </text:span><text:span text:style-name="T13">to</text:span></text:p>
            <text:p text:style-name="P10"><text:span text:style-name="T13">ease metadata </text:span><text:span text:style-name="T13">maintenance:</text:span></text:p>
            <text:p text:style-name="P10"><text:span text:style-name="T13"/></text:p>
            <text:p text:style-name="P10"><text:span text:style-name="T9">@</text:span><text:span text:style-name="T12">Header</text:span><text:span text:style-name="T9"> @Headers</text:span></text:p>
            <text:p text:style-name="P10"><text:span text:style-name="T9">@</text:span><text:span text:style-name="T12">Capability</text:span><text:span text:style-name="T9"> @Capabilities</text:span></text:p>
            <text:p text:style-name="P10"><text:span text:style-name="T9">@</text:span><text:span text:style-name="T12">Requirement</text:span><text:span text:style-name="T9"> @Requirements</text:span></text:p>
            <text:p text:style-name="P10"><text:span text:style-name="T9">@Attribute @Directive</text:span></text:p>
            <text:p text:style-name="P10"><text:span text:style-name="T9">@Requirement.Resolution </text:span><text:span text:style-name="T9">@Requirement.Cardinality</text:span></text:p>
            <text:p text:style-name="P10"><text:span text:style-name="T9">@Export </text:span><text:span text:style-name="T9">@Export.Substitution</text:span></text:p>
          </draw:text-box>
        </draw:frame>
        <draw:frame draw:name="Shape 8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3 Module Layer - Tooling</text:span></text:p>
          </draw:text-box>
        </draw:frame>
        <draw:custom-shape draw:name="Shape 84" draw:style-name="gr4" draw:text-style-name="P14" draw:layer="layout" svg:width="0.86cm" svg:height="5.241cm" svg:x="1.682cm" svg:y="8.60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78" draw:style-name="gr1" draw:layer="layout" svg:width="12.7cm" svg:height="9.525cm" svg:x="3.175cm" svg:y="1.904cm" draw:page-number="4" presentation:class="page"/>
          <draw:frame draw:name="Shape 7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80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3 Module Layer" draw:style-name="dp3" draw:master-page-name="Title1">
        <draw:frame draw:name="Shape 9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Manifest Annotations</text:span></text:p>
            <text:p text:style-name="P10"><text:span text:style-name="T11"/></text:p>
            <text:p text:style-name="P10"><text:span text:style-name="T15">@</text:span><text:span text:style-name="T16">Headers</text:span><text:span text:style-name="T15">({</text:span></text:p>
            <text:p text:style-name="P10"><text:span text:style-name="T15"><text:s text:c="4"/></text:span><text:span text:style-name="T15">@</text:span><text:span text:style-name="T16">Header</text:span><text:span text:style-name="T15">(name = "X-</text:span><text:span text:style-name="T15">FooHeader", value = "foo"),</text:span></text:p>
            <text:p text:style-name="P10"><text:span text:style-name="T15"><text:s text:c="4"/></text:span><text:span text:style-name="T15">@</text:span><text:span text:style-name="T16">Header</text:span><text:span text:style-name="T15">(name = "X-</text:span><text:span text:style-name="T15">FumHeader", value = "fum")</text:span></text:p>
            <text:p text:style-name="P10"><text:span text:style-name="T15">})</text:span></text:p>
            <text:p text:style-name="P10"><text:span text:style-name="T15">public @interface MyHeaders {}</text:span></text:p>
            <text:p text:style-name="P10"><text:span text:style-name="T15"/></text:p>
            <text:p text:style-name="P10"><text:span text:style-name="T15">@</text:span><text:span text:style-name="T16">Capability</text:span><text:span text:style-name="T15">(namespace = </text:span><text:span text:style-name="T15">"my.namespace")</text:span></text:p>
            <text:p text:style-name="P10"><text:span text:style-name="T15">public @interface MyCapability {</text:span></text:p>
            <text:p text:style-name="P10"><text:span text:style-name="T15"><text:s text:c="4"/></text:span><text:span text:style-name="T15">@</text:span><text:span text:style-name="T16">Attribute</text:span><text:span text:style-name="T15">("attr") String </text:span><text:span text:style-name="T15">value();</text:span></text:p>
            <text:p text:style-name="P10"><text:span text:style-name="T15">}</text:span></text:p>
            <text:p text:style-name="P10"><text:span text:style-name="T15"/></text:p>
            <text:p text:style-name="P10"><text:span text:style-name="T15">@MyCapability("foo")</text:span></text:p>
            <text:p text:style-name="P10"><text:span text:style-name="T15">public MyClass {}</text:span></text:p>
          </draw:text-box>
        </draw:frame>
        <draw:frame draw:name="Shape 9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3 Module Layer</text:span></text:p>
          </draw:text-box>
        </draw:frame>
        <draw:custom-shape draw:name="Shape 92" draw:style-name="gr4" draw:text-style-name="P14" draw:layer="layout" svg:width="0.86cm" svg:height="3.827cm" svg:x="1.682cm" svg:y="7.52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93" draw:style-name="gr4" draw:text-style-name="P14" draw:layer="layout" svg:width="0.86cm" svg:height="3.044cm" svg:x="1.682cm" svg:y="12.1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94" draw:style-name="gr4" draw:text-style-name="P14" draw:layer="layout" svg:width="0.86cm" svg:height="1.416cm" svg:x="1.682cm" svg:y="15.98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86" draw:style-name="gr1" draw:layer="layout" svg:width="12.7cm" svg:height="9.525cm" svg:x="3.175cm" svg:y="1.904cm" draw:page-number="5" presentation:class="page"/>
          <draw:frame draw:name="Shape 8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88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01 Log Service" draw:style-name="dp1" draw:master-page-name="Title1">
        <draw:frame draw:name="Shape 10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Logger, LoggerFactory, </text:span><text:span text:style-name="T11">LogLevel</text:span></text:p>
            <text:p text:style-name="P10"><text:span text:style-name="T11"/></text:p>
            <text:p text:style-name="P10"><text:span text:style-name="T9">@Reference</text:span></text:p>
            <text:p text:style-name="P10"><text:span text:style-name="T12">LoggerFactory</text:span><text:span text:style-name="T9"> </text:span><text:span text:style-name="T9">loggerFactory;</text:span></text:p>
            <text:p text:style-name="P10"><text:span text:style-name="T9"/></text:p>
            <text:p text:style-name="P10"><text:span text:style-name="T9">Logger logger = </text:span><text:span text:style-name="T9">loggerFactory.getLogger(</text:span><text:span text:style-name="T12">Ba</text:span><text:span text:style-name="T12">r.class</text:span><text:span text:style-name="T9">);</text:span></text:p>
            <text:p text:style-name="P10"><text:span text:style-name="T9"/></text:p>
            <text:p text:style-name="P10"><text:span text:style-name="T9">logger.error(</text:span><text:span text:style-name="T12">“Seems {} has </text:span><text:span text:style-name="T12">erred”, foo, exception</text:span><text:span text:style-name="T9">);</text:span></text:p>
            <text:p text:style-name="P10"><text:span text:style-name="T9"/></text:p>
            <text:p text:style-name="P10"><text:span text:style-name="T9"/></text:p>
          </draw:text-box>
        </draw:frame>
        <draw:frame draw:name="Shape 10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1 Log Service</text:span></text:p>
          </draw:text-box>
        </draw:frame>
        <draw:custom-shape draw:name="Shape 102" draw:style-name="gr4" draw:text-style-name="P14" draw:layer="layout" svg:width="0.86cm" svg:height="1.416cm" svg:x="1.682cm" svg:y="7.73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3" draw:style-name="gr4" draw:text-style-name="P14" draw:layer="layout" svg:width="0.86cm" svg:height="0.998cm" svg:x="1.682cm" svg:y="10.23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4" draw:style-name="gr4" draw:text-style-name="P14" draw:layer="layout" svg:width="0.86cm" svg:height="0.998cm" svg:x="1.682cm" svg:y="11.96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96" draw:style-name="gr1" draw:layer="layout" svg:width="12.7cm" svg:height="9.525cm" svg:x="3.175cm" svg:y="1.904cm" draw:page-number="6" presentation:class="page"/>
          <draw:frame draw:name="Shape 9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98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01 Log Service" draw:style-name="dp1" draw:master-page-name="Title1">
        <draw:frame draw:name="Shape 11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LogStreamProvider</text:span></text:p>
            <text:p text:style-name="P10"><text:span text:style-name="T11"/></text:p>
            <text:p text:style-name="P10"><text:span text:style-name="T9">@Reference</text:span><text:span text:style-name="T9"><text:line-break/></text:span><text:span text:style-name="T12">LogStreamProvider</text:span><text:span text:style-name="T9"> </text:span><text:span text:style-name="T9">logStreamProvider;</text:span></text:p>
            <text:p text:style-name="P10"><text:span text:style-name="T9"/></text:p>
            <text:p text:style-name="P10"><text:span text:style-name="T9">logStreamProvider.</text:span><text:span text:style-name="T12">createSt</text:span><text:span text:style-name="T12">ream</text:span><text:span text:style-name="T9">()</text:span></text:p>
            <text:p text:style-name="P10"><text:span text:style-name="T9"><text:s text:c="2"/></text:span><text:span text:style-name="T9">.forEach(l -&gt; </text:span><text:span text:style-name="T9">System.out.println(l))</text:span></text:p>
            <text:p text:style-name="P10"><text:span text:style-name="T9"><text:s text:c="2"/></text:span><text:span text:style-name="T9">.onResolve(() -&gt; </text:span><text:span text:style-name="T9">System.out.println("stream </text:span><text:span text:style-name="T9">closed"));</text:span></text:p>
            <text:p text:style-name="P10"><text:span text:style-name="T9"/></text:p>
          </draw:text-box>
        </draw:frame>
        <draw:frame draw:name="Shape 11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1 Log Service</text:span></text:p>
          </draw:text-box>
        </draw:frame>
        <draw:custom-shape draw:name="Shape 112" draw:style-name="gr4" draw:text-style-name="P14" draw:layer="layout" svg:width="0.86cm" svg:height="1.872cm" svg:x="1.682cm" svg:y="7.52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13" draw:style-name="gr4" draw:text-style-name="P14" draw:layer="layout" svg:width="0.86cm" svg:height="2.641cm" svg:x="1.682cm" svg:y="10.27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06" draw:style-name="gr1" draw:layer="layout" svg:width="12.7cm" svg:height="9.525cm" svg:x="3.175cm" svg:y="1.904cm" draw:page-number="7" presentation:class="page"/>
          <draw:frame draw:name="Shape 10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08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01 Log Service" draw:style-name="dp1" draw:master-page-name="Title1">
        <draw:frame draw:name="Shape 119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LoggerAdmin, </text:span><text:span text:style-name="T13">LoggerContext: </text:span><text:span text:style-name="T13">declarative and </text:span><text:span text:style-name="T13">programmatic</text:span></text:p>
            <text:p text:style-name="P10"><text:span text:style-name="T13">configuration</text:span></text:p>
            <text:p text:style-name="P10"><text:span text:style-name="T13"/></text:p>
            <text:p text:style-name="P10"><text:span text:style-name="T9">@Reference</text:span></text:p>
            <text:p text:style-name="P10"><text:span text:style-name="T12">LoggerAdmin</text:span><text:span text:style-name="T9"> loggerAdmin;</text:span></text:p>
            <text:p text:style-name="P10"><text:span text:style-name="T9">loggerAdmin.getLoggerConte</text:span><text:span text:style-name="T9">xt(“com.foo.bar”).</text:span><text:span text:style-name="T12">setLogLe</text:span><text:span text:style-name="T12">vels</text:span><text:span text:style-name="T9">(...);</text:span></text:p>
            <text:p text:style-name="P10"><text:span text:style-name="T9"/></text:p>
            <text:p text:style-name="P10"><text:span text:style-name="T12">org.osgi.service.log.admin</text:span><text:span text:style-name="T12">|com.foo.bar</text:span><text:span text:style-name="T9">:</text:span></text:p>
            <text:p text:style-name="P10"><text:span text:style-name="T9">com.foo.bar.Impl=DEBUG</text:span></text:p>
          </draw:text-box>
        </draw:frame>
        <draw:frame draw:name="Shape 120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1 Log Service</text:span></text:p>
          </draw:text-box>
        </draw:frame>
        <draw:custom-shape draw:name="Shape 121" draw:style-name="gr4" draw:text-style-name="P14" draw:layer="layout" svg:width="0.86cm" svg:height="2.753cm" svg:x="1.682cm" svg:y="8.59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22" draw:style-name="gr4" draw:text-style-name="P14" draw:layer="layout" svg:width="0.86cm" svg:height="1.611cm" svg:x="1.682cm" svg:y="12.20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15" draw:style-name="gr1" draw:layer="layout" svg:width="12.7cm" svg:height="9.525cm" svg:x="3.175cm" svg:y="1.904cm" draw:page-number="8" presentation:class="page"/>
          <draw:frame draw:name="Shape 116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17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04 Configuration Admin Service" draw:style-name="dp1" draw:master-page-name="Title1">
        <draw:frame draw:name="Shape 12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Named factory </text:span><text:span text:style-name="T11">instances, read-only, </text:span><text:span text:style-name="T11">passive update,</text:span></text:p>
            <text:p text:style-name="P10"><text:span text:style-name="T11">pre-processed </text:span><text:span text:style-name="T11">configurations</text:span></text:p>
            <text:p text:style-name="P10"><text:span text:style-name="T11"/></text:p>
            <text:p text:style-name="P10"><text:span text:style-name="T9">Configuration c = </text:span><text:span text:style-name="T9">configurationAdmin.getFact</text:span><text:span text:style-name="T9">oryConfiguration(</text:span></text:p>
            <text:p text:style-name="P10"><text:span text:style-name="T9"><text:s text:c="4"/></text:span><text:span text:style-name="T9">factoryPid, </text:span><text:span text:style-name="T12">name</text:span><text:span text:style-name="T9">, </text:span><text:span text:style-name="T9">“?”);</text:span></text:p>
            <text:p text:style-name="P10"><text:span text:style-name="T9">c.addAttributes(Configurat</text:span><text:span text:style-name="T9">ionAttribute.</text:span><text:span text:style-name="T12">READ_ONLY</text:span><text:span text:style-name="T9">);</text:span></text:p>
            <text:p text:style-name="P10"><text:span text:style-name="T9"/></text:p>
            <text:p text:style-name="P10"><text:span text:style-name="T9">c.</text:span><text:span text:style-name="T12">updateIfDifferent</text:span><text:span text:style-name="T9">(proper</text:span><text:span text:style-name="T9">ties);</text:span></text:p>
            <text:p text:style-name="P10"><text:span text:style-name="T9"/></text:p>
            <text:p text:style-name="P10"><text:span text:style-name="T9">Dictionary&lt;String,Object&gt; </text:span><text:span text:style-name="T9">d = </text:span><text:span text:style-name="T9">c.</text:span><text:span text:style-name="T12">getProcessedProperties</text:span><text:span text:style-name="T9">(</text:span></text:p>
            <text:p text:style-name="P10"><text:span text:style-name="T9"><text:s text:c="4"/></text:span><text:span text:style-name="T9">ServiceReference&lt;?&gt; </text:span><text:span text:style-name="T9">reference);</text:span></text:p>
          </draw:text-box>
        </draw:frame>
        <draw:frame draw:name="Shape 129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4 Configuration Admin Service</text:span></text:p>
          </draw:text-box>
        </draw:frame>
        <draw:custom-shape draw:name="Shape 130" draw:style-name="gr4" draw:text-style-name="P14" draw:layer="layout" svg:width="0.86cm" svg:height="2.581cm" svg:x="1.682cm" svg:y="8.80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31" draw:style-name="gr4" draw:text-style-name="P14" draw:layer="layout" svg:width="0.86cm" svg:height="0.993cm" svg:x="1.682cm" svg:y="12.31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32" draw:style-name="gr4" draw:text-style-name="P14" draw:layer="layout" svg:width="0.86cm" svg:height="1.726cm" svg:x="1.682cm" svg:y="14.08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24" draw:style-name="gr1" draw:layer="layout" svg:width="12.7cm" svg:height="9.525cm" svg:x="3.175cm" svg:y="1.904cm" draw:page-number="9" presentation:class="page"/>
          <draw:frame draw:name="Shape 12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26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12 Declarative Services" draw:style-name="dp1" draw:master-page-name="Title1">
        <draw:frame draw:name="Shape 13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Activation/constructor </text:span><text:span text:style-name="T6">injection</text:span></text:p>
            <text:p text:style-name="P10"><text:span text:style-name="T6">Logger</text:span><text:span text:style-name="T11"> support</text:span></text:p>
            <text:p text:style-name="P10"><text:span text:style-name="T11"/></text:p>
            <text:p text:style-name="P10"><text:span text:style-name="T9">@Activate</text:span><text:span text:style-name="T9"><text:line-break/></text:span><text:span text:style-name="T9">public Foo(</text:span><text:span text:style-name="T12">@Reference</text:span><text:span text:style-name="T9"> Bar </text:span><text:span text:style-name="T9">bar) {...}</text:span></text:p>
            <text:p text:style-name="P10"><text:span text:style-name="T9"/></text:p>
            <text:p text:style-name="P10"><text:span text:style-name="T9">@Activate</text:span><text:span text:style-name="T9"><text:line-break/></text:span><text:span text:style-name="T9">void activate(Config </text:span><text:span text:style-name="T9">config, </text:span><text:span text:style-name="T12">@Reference</text:span><text:span text:style-name="T9"> Bar </text:span><text:span text:style-name="T9">bar) {...}</text:span></text:p>
            <text:p text:style-name="P10"><text:span text:style-name="T9"/></text:p>
            <text:p text:style-name="P10"><text:span text:style-name="T9">@Reference</text:span></text:p>
            <text:p text:style-name="P10"><text:span text:style-name="T12">Logger</text:span><text:span text:style-name="T9"> logger;</text:span></text:p>
          </draw:text-box>
        </draw:frame>
        <draw:frame draw:name="Shape 139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12 Declarative Services</text:span></text:p>
          </draw:text-box>
        </draw:frame>
        <draw:custom-shape draw:name="Shape 140" draw:style-name="gr4" draw:text-style-name="P14" draw:layer="layout" svg:width="0.86cm" svg:height="1.737cm" svg:x="1.682cm" svg:y="8.79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1" draw:style-name="gr4" draw:text-style-name="P14" draw:layer="layout" svg:width="0.86cm" svg:height="1.737cm" svg:x="1.682cm" svg:y="11.4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2" draw:style-name="gr4" draw:text-style-name="P14" draw:layer="layout" svg:width="0.86cm" svg:height="1.737cm" svg:x="1.682cm" svg:y="14.12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34" draw:style-name="gr1" draw:layer="layout" svg:width="12.7cm" svg:height="9.525cm" svg:x="3.175cm" svg:y="1.904cm" draw:page-number="10" presentation:class="page"/>
          <draw:frame draw:name="Shape 13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36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12 Declarative Services" draw:style-name="dp3" draw:master-page-name="Title1">
        <draw:frame draw:name="Shape 14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Factory</text:span><text:span text:style-name="T11"> properties</text:span></text:p>
            <text:p text:style-name="P10"><text:span text:style-name="T6">service.changecount</text:span></text:p>
            <text:p text:style-name="P10"><text:span text:style-name="T11"/></text:p>
            <text:p text:style-name="P10"><text:span text:style-name="T9">@Component(</text:span></text:p>
            <text:p text:style-name="P10"><text:span text:style-name="T9"><text:s text:c="4"/></text:span><text:span text:style-name="T9">factoryProperties="OSGI-</text:span><text:span text:style-name="T9">INF/factory.properties",</text:span></text:p>
            <text:p text:style-name="P10"><text:span text:style-name="T9"><text:s text:c="4"/></text:span><text:span text:style-name="T9">factoryProperty="hours:Int</text:span><text:span text:style-name="T9">eger=24"</text:span></text:p>
            <text:p text:style-name="P10"><text:span text:style-name="T9">)</text:span></text:p>
            <text:p text:style-name="P10"><text:span text:style-name="T9"/></text:p>
            <text:p text:style-name="P10"><text:span text:style-name="T9">@Reference(name = “src”, </text:span><text:span text:style-name="T9">updated = “set”)</text:span></text:p>
            <text:p text:style-name="P10"><text:span text:style-name="T9">void </text:span><text:span text:style-name="T9">set(ServiceComponentRuntim</text:span><text:span text:style-name="T9">e scr){...}</text:span></text:p>
          </draw:text-box>
        </draw:frame>
        <draw:frame draw:name="Shape 149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12 Declarative Services</text:span></text:p>
          </draw:text-box>
        </draw:frame>
        <draw:custom-shape draw:name="Shape 150" draw:style-name="gr4" draw:text-style-name="P14" draw:layer="layout" svg:width="0.86cm" svg:height="3.747cm" svg:x="1.682cm" svg:y="8.58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51" draw:style-name="gr4" draw:text-style-name="P14" draw:layer="layout" svg:width="0.86cm" svg:height="1.79cm" svg:x="1.682cm" svg:y="13.23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44" draw:style-name="gr1" draw:layer="layout" svg:width="12.7cm" svg:height="9.525cm" svg:x="3.175cm" svg:y="1.904cm" draw:page-number="11" presentation:class="page"/>
          <draw:frame draw:name="Shape 14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46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12 Declarative Services" draw:style-name="dp1" draw:master-page-name="Title1">
        <draw:frame draw:name="Shape 157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Component property </text:span><text:span text:style-name="T6">types</text:span></text:p>
            <text:p text:style-name="P10"><text:span text:style-name="T17"/></text:p>
            <text:p text:style-name="P10"><text:span text:style-name="T9">@</text:span><text:span text:style-name="T12">ComponentPropertyType</text:span></text:p>
            <text:p text:style-name="P10"><text:span text:style-name="T9">public @interface Config {</text:span></text:p>
            <text:p text:style-name="P10"><text:span text:style-name="T9"><text:s text:c="2"/></text:span><text:span text:style-name="T9">boolean enabled() </text:span><text:span text:style-name="T9">default true;</text:span></text:p>
            <text:p text:style-name="P10"><text:span text:style-name="T9"><text:s text:c="2"/></text:span><text:span text:style-name="T9">String[] names() default </text:span><text:span text:style-name="T9">{"a", "b"};</text:span></text:p>
            <text:p text:style-name="P10"><text:span text:style-name="T9">}</text:span></text:p>
            <text:p text:style-name="P10"><text:span text:style-name="T9"/></text:p>
            <text:p text:style-name="P10"><text:span text:style-name="T9">@Component </text:span></text:p>
            <text:p text:style-name="P10"><text:span text:style-name="T9">@</text:span><text:span text:style-name="T12">Config</text:span><text:span text:style-name="T9">(names="myapp") </text:span></text:p>
            <text:p text:style-name="P10"><text:span text:style-name="T9">@</text:span><text:span text:style-name="T12">ServiceRanking</text:span><text:span text:style-name="T9">(100)</text:span></text:p>
            <text:p text:style-name="P10"><text:span text:style-name="T9">public class MyComponent {</text:span></text:p>
            <text:p text:style-name="P10"><text:span text:style-name="T9"><text:s text:c="4"/></text:span><text:span text:style-name="T9">@Activate void </text:span><text:span text:style-name="T9">activate(</text:span><text:span text:style-name="T12">Config</text:span><text:span text:style-name="T9"> config) {}</text:span></text:p>
            <text:p text:style-name="P10"><text:span text:style-name="T9"/></text:p>
          </draw:text-box>
        </draw:frame>
        <draw:frame draw:name="Shape 158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12 Declarative Services</text:span></text:p>
          </draw:text-box>
        </draw:frame>
        <draw:custom-shape draw:name="Shape 159" draw:style-name="gr4" draw:text-style-name="P14" draw:layer="layout" svg:width="0.86cm" svg:height="4.509cm" svg:x="1.682cm" svg:y="7.31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0" draw:style-name="gr4" draw:text-style-name="P14" draw:layer="layout" svg:width="0.86cm" svg:height="4.326cm" svg:x="1.682cm" svg:y="12.69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53" draw:style-name="gr1" draw:layer="layout" svg:width="12.7cm" svg:height="9.525cm" svg:x="3.175cm" svg:y="1.904cm" draw:page-number="12" presentation:class="page"/>
          <draw:frame draw:name="Shape 154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55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27 JPA Service" draw:style-name="dp3" draw:master-page-name="Title1">
        <draw:frame draw:name="Shape 166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Added support for </text:span><text:span text:style-name="T6">JPA </text:span><text:span text:style-name="T6">2.1</text:span></text:p>
            <text:p text:style-name="P10"><text:span text:style-name="T11">Standard configuration </text:span><text:span text:style-name="T11">properties</text:span></text:p>
            <text:p text:style-name="P10"><text:span text:style-name="T11">Updated configuration </text:span><text:span text:style-name="T11">lifecycle rules</text:span></text:p>
            <text:p text:style-name="P10"><text:span text:style-name="T11">New </text:span><text:span text:style-name="T11">EntityManagerFactoryB</text:span><text:span text:style-name="T11">uilder methods</text:span></text:p>
            <text:p text:style-name="P10"><text:span text:style-name="T11"/></text:p>
            <text:p text:style-name="P10"><text:span text:style-name="T9">String n = </text:span><text:span text:style-name="T9">entityManagerFactoryBuilde</text:span><text:span text:style-name="T9">r</text:span></text:p>
            <text:p text:style-name="P10"><text:span text:style-name="T9"><text:s text:c="4"/></text:span><text:span text:style-name="T9">.</text:span><text:span text:style-name="T12">getPersistenceProviderNam</text:span><text:span text:style-name="T12">e</text:span><text:span text:style-name="T9">();</text:span></text:p>
            <text:p text:style-name="P10"><text:span text:style-name="T9"/></text:p>
            <text:p text:style-name="P10"><text:span text:style-name="T9">Bundle b = </text:span><text:span text:style-name="T9">entityManagerFactoryBuilde</text:span><text:span text:style-name="T9">r</text:span></text:p>
            <text:p text:style-name="P10"><text:span text:style-name="T9"><text:s text:c="4"/></text:span><text:span text:style-name="T9">.</text:span><text:span text:style-name="T12">getPersistenceProviderBun</text:span><text:span text:style-name="T12">dle</text:span><text:span text:style-name="T9">();</text:span></text:p>
          </draw:text-box>
        </draw:frame>
        <draw:frame draw:name="Shape 167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27 JPA Service</text:span></text:p>
          </draw:text-box>
        </draw:frame>
        <draw:custom-shape draw:name="Shape 168" draw:style-name="gr4" draw:text-style-name="P14" draw:layer="layout" svg:width="0.86cm" svg:height="1.79cm" svg:x="1.682cm" svg:y="11.12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9" draw:style-name="gr4" draw:text-style-name="P14" draw:layer="layout" svg:width="0.86cm" svg:height="1.79cm" svg:x="1.682cm" svg:y="13.87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62" draw:style-name="gr1" draw:layer="layout" svg:width="12.7cm" svg:height="9.525cm" svg:x="3.175cm" svg:y="1.904cm" draw:page-number="13" presentation:class="page"/>
          <draw:frame draw:name="Shape 163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64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36 Resolver Service" draw:style-name="dp3" draw:master-page-name="Title1">
        <draw:frame draw:name="Shape 175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Define resolution of </text:span><text:span text:style-name="T6">fragments</text:span></text:p>
            <text:p text:style-name="P10"><text:span text:style-name="T11">Define </text:span><text:span text:style-name="T6">substitution</text:span><text:span text:style-name="T11"> </text:span><text:span text:style-name="T11">wires</text:span></text:p>
            <text:p text:style-name="P10"><text:span text:style-name="T6">Cancelable</text:span><text:span text:style-name="T11"> resolution </text:span><text:span text:style-name="T11">callback</text:span></text:p>
            <text:p text:style-name="P10"><text:span text:style-name="T11">Define </text:span><text:span text:style-name="T6">dynamic</text:span><text:span text:style-name="T11"> </text:span><text:span text:style-name="T11">resolving</text:span></text:p>
            <text:p text:style-name="P10"><text:span text:style-name="T17"/></text:p>
            <text:p text:style-name="P10"><text:span text:style-name="T15">Collection&lt;Resource&gt; rs = </text:span><text:span text:style-name="T15">resolveContext.</text:span><text:span text:style-name="T16">findRelatedResou</text:span><text:span text:style-name="T16">rces</text:span><text:span text:style-name="T15">(resource);</text:span></text:p>
            <text:p text:style-name="P10"><text:span text:style-name="T15"/></text:p>
            <text:p text:style-name="P10"><text:span text:style-name="T15">List&lt;Wire&gt; ws = </text:span><text:span text:style-name="T15">resolveContext.</text:span><text:span text:style-name="T16">getSubstitutionW</text:span><text:span text:style-name="T16">ires</text:span><text:span text:style-name="T15">(wiring);</text:span></text:p>
            <text:p text:style-name="P10"><text:span text:style-name="T15"/></text:p>
            <text:p text:style-name="P10"><text:span text:style-name="T15">resolveContext.</text:span><text:span text:style-name="T16">onCancel</text:span><text:span text:style-name="T15">(() -&gt; </text:span><text:span text:style-name="T15">{/* do something */});</text:span></text:p>
            <text:p text:style-name="P10"><text:span text:style-name="T15"/></text:p>
            <text:p text:style-name="P10"><text:span text:style-name="T15">resolver.</text:span><text:span text:style-name="T16">resolveDynamic</text:span><text:span text:style-name="T15">(resolveC</text:span><text:span text:style-name="T15">ontext, wiring, requirement);</text:span></text:p>
          </draw:text-box>
        </draw:frame>
        <draw:frame draw:name="Shape 176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36 Resolver Service</text:span></text:p>
          </draw:text-box>
        </draw:frame>
        <draw:custom-shape draw:name="Shape 177" draw:style-name="gr4" draw:text-style-name="P14" draw:layer="layout" svg:width="0.86cm" svg:height="0.793cm" svg:x="1.682cm" svg:y="10.83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78" draw:style-name="gr4" draw:text-style-name="P14" draw:layer="layout" svg:width="0.86cm" svg:height="0.793cm" svg:x="1.682cm" svg:y="12.31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79" draw:style-name="gr4" draw:text-style-name="P14" draw:layer="layout" svg:width="0.86cm" svg:height="0.793cm" svg:x="1.682cm" svg:y="13.96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80" draw:style-name="gr4" draw:text-style-name="P14" draw:layer="layout" svg:width="0.86cm" svg:height="0.793cm" svg:x="1.682cm" svg:y="15.44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71" draw:style-name="gr1" draw:layer="layout" svg:width="12.7cm" svg:height="9.525cm" svg:x="3.175cm" svg:y="1.904cm" draw:page-number="14" presentation:class="page"/>
          <draw:frame draw:name="Shape 172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73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40 Http Whiteboard" draw:style-name="dp1" draw:master-page-name="Title1">
        <draw:frame draw:name="Shape 186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1">Standard Component </text:span><text:span text:style-name="T11">property types</text:span></text:p>
            <text:p text:style-name="P10"><text:span text:style-name="T6">Multipart</text:span><text:span text:style-name="T11"> support</text:span></text:p>
            <text:p text:style-name="P1"><text:span text:style-name="T11"/></text:p>
            <text:p text:style-name="P10"><text:span text:style-name="T9">@Component(</text:span></text:p>
            <text:p text:style-name="P10"><text:span text:style-name="T9"><text:s text:c="4"/></text:span><text:span text:style-name="T9">scope = </text:span><text:span text:style-name="T9">ServiceScope.PROTOTYPE, </text:span><text:span text:style-name="T9">service = Servlet.class)</text:span></text:p>
            <text:p text:style-name="P10"><text:span text:style-name="T9">@</text:span><text:span text:style-name="T12">HttpWhiteboardServletPatt</text:span><text:span text:style-name="T12">ern</text:span><text:span text:style-name="T9">("/as")</text:span></text:p>
            <text:p text:style-name="P10"><text:span text:style-name="T9">@</text:span><text:span text:style-name="T12">HttpWhiteboardServletMult</text:span><text:span text:style-name="T12">ipart</text:span><text:span text:style-name="T9">(maxFileSize = 10000)</text:span></text:p>
            <text:p text:style-name="P10"><text:span text:style-name="T9">class MyServlet extends </text:span><text:span text:style-name="T9">HttpServlet {}</text:span></text:p>
          </draw:text-box>
        </draw:frame>
        <draw:frame draw:name="Shape 187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0 Http Whiteboard</text:span></text:p>
          </draw:text-box>
        </draw:frame>
        <draw:custom-shape draw:name="Shape 188" draw:style-name="gr4" draw:text-style-name="P14" draw:layer="layout" svg:width="0.86cm" svg:height="4.513cm" svg:x="1.682cm" svg:y="8.7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82" draw:style-name="gr1" draw:layer="layout" svg:width="12.7cm" svg:height="9.525cm" svg:x="3.175cm" svg:y="1.904cm" draw:page-number="15" presentation:class="page"/>
          <draw:frame draw:name="Shape 183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84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40 Http Whiteboard" draw:style-name="dp1" draw:master-page-name="Title1">
        <draw:frame draw:name="Shape 19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Servlet </text:span><text:span text:style-name="T14">pre-processors</text:span><text:span text:style-name="T13">, </text:span><text:span text:style-name="T13">execute before security, </text:span><text:span text:style-name="T13">filter chain</text:span></text:p>
            <text:p text:style-name="P10"><text:span text:style-name="T14">finishSecurity</text:span><text:span text:style-name="T13"> method</text:span></text:p>
            <text:p text:style-name="P1"><text:span text:style-name="T11"/></text:p>
            <text:p text:style-name="P10"><text:span text:style-name="T9">@Component</text:span></text:p>
            <text:p text:style-name="P10"><text:span text:style-name="T9">@HttpWhiteboardTarget(“(fo</text:span><text:span text:style-name="T9">o=bar)”)</text:span></text:p>
            <text:p text:style-name="P10"><text:span text:style-name="T9">class myPP implements </text:span><text:span text:style-name="T12">Preprocessor</text:span><text:span text:style-name="T9"> {...}</text:span></text:p>
            <text:p text:style-name="P10"><text:span text:style-name="T9"/></text:p>
            <text:p text:style-name="P10"><text:span text:style-name="T9">if (</text:span><text:span text:style-name="T12">handleSecurity</text:span><text:span text:style-name="T9">(req, </text:span><text:span text:style-name="T9">res)) {</text:span></text:p>
            <text:p text:style-name="P10"><text:span text:style-name="T9"><text:s text:c="4"/></text:span><text:span text:style-name="T9">try {/* do filter </text:span><text:span text:style-name="T9">chain/servlet */</text:span></text:p>
            <text:p text:style-name="P10"><text:span text:style-name="T9"><text:s text:c="4"/></text:span><text:span text:style-name="T9">} finally {</text:span></text:p>
            <text:p text:style-name="P10"><text:span text:style-name="T12"><text:s text:c="8"/></text:span><text:span text:style-name="T12">finishSecurity</text:span><text:span text:style-name="T9">(req, res);</text:span></text:p>
            <text:p text:style-name="P10"><text:span text:style-name="T9"><text:s text:c="4"/></text:span><text:span text:style-name="T9">}</text:span></text:p>
            <text:p text:style-name="P10"><text:span text:style-name="T9">}</text:span></text:p>
            <text:p text:style-name="P10"><text:span text:style-name="T9"/></text:p>
          </draw:text-box>
        </draw:frame>
        <draw:frame draw:name="Shape 195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0 Http Whiteboard</text:span></text:p>
          </draw:text-box>
        </draw:frame>
        <draw:custom-shape draw:name="Shape 196" draw:style-name="gr4" draw:text-style-name="P14" draw:layer="layout" svg:width="0.86cm" svg:height="2.753cm" svg:x="1.682cm" svg:y="8.7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97" draw:style-name="gr4" draw:text-style-name="P14" draw:layer="layout" svg:width="0.86cm" svg:height="5.297cm" svg:x="1.682cm" svg:y="12.35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90" draw:style-name="gr1" draw:layer="layout" svg:width="12.7cm" svg:height="9.525cm" svg:x="3.175cm" svg:y="1.904cm" draw:page-number="16" presentation:class="page"/>
          <draw:frame draw:name="Shape 191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92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40 Http Whiteboard" draw:style-name="dp3" draw:master-page-name="Title1">
        <draw:frame draw:name="Shape 203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service.changecount</text:span></text:p>
            <text:p text:style-name="P10"><text:span text:style-name="T6">HttpService</text:span><text:span text:style-name="T11"> </text:span><text:span text:style-name="T11">integration</text:span></text:p>
            <text:p text:style-name="P1"><text:span text:style-name="T11"/></text:p>
            <text:p text:style-name="P10"><text:span text:style-name="T9">@Reference(name = “hsr”, </text:span><text:span text:style-name="T9">updated = “set”)</text:span></text:p>
            <text:p text:style-name="P10"><text:span text:style-name="T9">void </text:span><text:span text:style-name="T9">set(HttpServiceRuntime </text:span><text:span text:style-name="T9">hsr){...}</text:span></text:p>
            <text:p text:style-name="P10"><text:span text:style-name="T9"/></text:p>
            <text:p text:style-name="P10"><text:span text:style-name="T9">@Component(</text:span></text:p>
            <text:p text:style-name="P10"><text:span text:style-name="T9"><text:s text:c="4"/></text:span><text:span text:style-name="T9">scope=ServiceScope.PROTOTY</text:span><text:span text:style-name="T9">PE, service = </text:span><text:span text:style-name="T9">Filter.class)</text:span></text:p>
            <text:p text:style-name="P10"><text:span text:style-name="T9">@HttpWhiteboardFilterPatte</text:span><text:span text:style-name="T9">rn("/*")</text:span></text:p>
            <text:p text:style-name="P10"><text:span text:style-name="T9">@HttpWhiteboardContextSele</text:span><text:span text:style-name="T9">ct(</text:span></text:p>
            <text:p text:style-name="P10"><text:span text:style-name="T9"><text:s text:c="4"/></text:span><text:span text:style-name="T9">"(</text:span><text:span text:style-name="T12">osgi.http.whiteboard.con</text:span><text:span text:style-name="T12">text.httpservice</text:span><text:span text:style-name="T9">=*)")</text:span></text:p>
            <text:p text:style-name="P10"><text:span text:style-name="T9">public class MyFilter </text:span><text:span text:style-name="T9">implements Filter {...}</text:span></text:p>
            <text:p text:style-name="P10"><text:span text:style-name="T9"/></text:p>
          </draw:text-box>
        </draw:frame>
        <draw:frame draw:name="Shape 204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0 Http Whiteboard</text:span></text:p>
          </draw:text-box>
        </draw:frame>
        <draw:custom-shape draw:name="Shape 205" draw:style-name="gr4" draw:text-style-name="P14" draw:layer="layout" svg:width="0.86cm" svg:height="1.697cm" svg:x="1.682cm" svg:y="8.7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06" draw:style-name="gr4" draw:text-style-name="P14" draw:layer="layout" svg:width="0.86cm" svg:height="5.328cm" svg:x="1.682cm" svg:y="11.50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199" draw:style-name="gr1" draw:layer="layout" svg:width="12.7cm" svg:height="9.525cm" svg:x="3.175cm" svg:y="1.904cm" draw:page-number="17" presentation:class="page"/>
          <draw:frame draw:name="Shape 200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01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47 Transaction Control Service *NEW*" draw:style-name="dp1" draw:master-page-name="Title1">
        <draw:frame draw:name="Shape 21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8">Portable, modular abstraction </text:span><text:span text:style-name="T18">for Transaction lifecycle </text:span><text:span text:style-name="T18">management</text:span></text:p>
            <text:p text:style-name="P10"><text:span text:style-name="T18">Allow different resource types </text:span><text:span text:style-name="T18">to be easily used within a </text:span><text:span text:style-name="T18">Transaction</text:span></text:p>
            <text:p text:style-name="P10"><text:span text:style-name="T13"/></text:p>
            <text:p text:style-name="P10"><text:span text:style-name="T19">final </text:span><text:span text:style-name="T20">TransactionControl</text:span><text:span text:style-name="T19"> tc;</text:span></text:p>
            <text:p text:style-name="P10"><text:span text:style-name="T19">final Connection connection;</text:span></text:p>
            <text:p text:style-name="P10"><text:span text:style-name="T19">@Activate public Messenger(</text:span></text:p>
            <text:p text:style-name="P10"><text:span text:style-name="T19"><text:s text:c="4"/></text:span><text:span text:style-name="T19">@Reference TransactionControl tc,</text:span></text:p>
            <text:p text:style-name="P10"><text:span text:style-name="T19"><text:s text:c="4"/></text:span><text:span text:style-name="T19">@Reference JDBCConnectionProvider </text:span><text:span text:style-name="T19">provider) {</text:span></text:p>
            <text:p text:style-name="P10"><text:span text:style-name="T19"><text:s text:c="4"/></text:span><text:span text:style-name="T19">this.tc = tc;</text:span></text:p>
            <text:p text:style-name="P10"><text:span text:style-name="T19"><text:s text:c="4"/></text:span><text:span text:style-name="T19">this.connection = </text:span><text:span text:style-name="T19">provider.</text:span><text:span text:style-name="T20">getResrouce</text:span><text:span text:style-name="T19">(control)</text:span></text:p>
            <text:p text:style-name="P10"><text:span text:style-name="T19">}</text:span></text:p>
            <text:p text:style-name="P10"><text:span text:style-name="T19">public void addMessage(String message) {</text:span></text:p>
            <text:p text:style-name="P10"><text:span text:style-name="T19"><text:s text:c="4"/></text:span><text:span text:style-name="T20">tc.required(() -&gt; { //start scope</text:span></text:p>
            <text:p text:style-name="P10"><text:span text:style-name="T19"><text:s text:c="8"/></text:span><text:span text:style-name="T19">PreparedStatement ps = </text:span><text:span text:style-name="T19">connection.prepareStatement(</text:span></text:p>
            <text:p text:style-name="P10"><text:span text:style-name="T19"><text:s text:c="12"/></text:span><text:span text:style-name="T19">"Insert into MESSAGE values ( </text:span><text:span text:style-name="T19">? )");</text:span></text:p>
            <text:p text:style-name="P10"><text:span text:style-name="T19"><text:s text:c="8"/></text:span><text:span text:style-name="T19">ps.setString(1, message);</text:span></text:p>
            <text:p text:style-name="P10"><text:span text:style-name="T19"><text:s text:c="8"/></text:span><text:span text:style-name="T19">return ps.executeUpdate();</text:span></text:p>
            <text:p text:style-name="P10"><text:span text:style-name="T19"><text:s text:c="4"/></text:span><text:span text:style-name="T20">}); // end scope</text:span></text:p>
            <text:p text:style-name="P10"><text:span text:style-name="T19">}</text:span></text:p>
          </draw:text-box>
        </draw:frame>
        <draw:frame draw:name="Shape 21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7 Transaction Control Service </text:span><text:span text:style-name="T21">*NEW*</text:span></text:p>
          </draw:text-box>
        </draw:frame>
        <draw:custom-shape draw:name="Shape 214" draw:style-name="gr4" draw:text-style-name="P14" draw:layer="layout" svg:width="0.86cm" svg:height="9.491cm" svg:x="1.682cm" svg:y="8.08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08" draw:style-name="gr1" draw:layer="layout" svg:width="12.7cm" svg:height="9.525cm" svg:x="3.175cm" svg:y="1.904cm" draw:page-number="18" presentation:class="page"/>
          <draw:frame draw:name="Shape 20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10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47 Transaction Control Service *NEW*" draw:style-name="dp3" draw:master-page-name="Title1">
        <draw:frame draw:name="Shape 22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Exception handling</text:span></text:p>
            <text:p text:style-name="P10"><text:span text:style-name="T13">Rollback avoidance</text:span></text:p>
            <text:p text:style-name="P10"><text:span text:style-name="T13">Multithreading</text:span></text:p>
            <text:p text:style-name="P10"><text:span text:style-name="T13">Associate resources with </text:span><text:span text:style-name="T13">scope</text:span></text:p>
            <text:p text:style-name="P10"><text:span text:style-name="T13">TX lifecycle callbacks</text:span></text:p>
            <text:p text:style-name="P10"><text:span text:style-name="T13">Enlist resources with TX</text:span></text:p>
            <text:p text:style-name="P10"><text:span text:style-name="T13">Mark TX for rollback</text:span></text:p>
            <text:p text:style-name="P10"><text:span text:style-name="T13">Local &amp; XA</text:span></text:p>
            <text:p text:style-name="P10"><text:span text:style-name="T13">Builder pattern</text:span></text:p>
            <text:p text:style-name="P10"><text:span text:style-name="T13">Resource providers</text:span></text:p>
            <text:p text:style-name="P10"><text:span text:style-name="T13">etc.</text:span></text:p>
          </draw:text-box>
        </draw:frame>
        <draw:frame draw:name="Shape 22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7 Transaction Control Service </text:span><text:span text:style-name="T21">*NEW*</text:span></text:p>
          </draw:text-box>
        </draw:frame>
        <presentation:notes draw:style-name="dp2">
          <draw:page-thumbnail draw:name="Shape 216" draw:style-name="gr1" draw:layer="layout" svg:width="12.7cm" svg:height="9.525cm" svg:x="3.175cm" svg:y="1.904cm" draw:page-number="19" presentation:class="page"/>
          <draw:frame draw:name="Shape 21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18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48 Cluster Information *NEW*" draw:style-name="dp1" draw:master-page-name="Title1">
        <draw:frame draw:name="Shape 227" presentation:style-name="pr9" draw:text-style-name="P11" draw:layer="layout" svg:width="29.364cm" svg:height="12cm" svg:x="2.08cm" svg:y="4.834cm" presentation:class="outline" presentation:user-transformed="true">
          <draw:text-box>
            <text:p text:style-name="P16"><text:span text:style-name="T11">API for a management </text:span><text:span text:style-name="T11">agent to discover, list </text:span><text:span text:style-name="T11">and inspect</text:span></text:p>
            <text:p text:style-name="P16"><text:span text:style-name="T11">available nodes in the </text:span><text:span text:style-name="T11">cluster.</text:span></text:p>
            <text:p text:style-name="P16"><text:span text:style-name="T11"/></text:p>
            <text:p text:style-name="P16"><text:span text:style-name="T11">Property Prefix: </text:span><text:span text:style-name="T9">osgi.clusterinfo.</text:span></text:p>
            <text:p text:style-name="P16"><text:span text:style-name="T6">NodeStatus</text:span><text:span text:style-name="T11"> service </text:span><text:span text:style-name="T11">properties: </text:span><text:span text:style-name="T9">id, cluster, </text:span><text:span text:style-name="T9">parent, endpoint, </text:span><text:span text:style-name="T9">endpoint.private, vendor, </text:span><text:span text:style-name="T9">version, country, </text:span><text:span text:style-name="T9">location, region, zone, </text:span><text:span text:style-name="T9">tags</text:span></text:p>
            <text:p text:style-name="P16"><text:span text:style-name="T8"/></text:p>
            <text:p text:style-name="P16"><text:span text:style-name="T9">Map&lt;String, Object&gt; m = </text:span><text:span text:style-name="T9">nodeStatus.</text:span><text:span text:style-name="T12">getMetrics</text:span><text:span text:style-name="T9">(name</text:span><text:span text:style-name="T9">s);</text:span></text:p>
          </draw:text-box>
        </draw:frame>
        <draw:frame draw:name="Shape 228" presentation:style-name="pr10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8 Cluster Information </text:span><text:span text:style-name="T21">*NEW*</text:span></text:p>
          </draw:text-box>
        </draw:frame>
        <draw:custom-shape draw:name="Shape 229" draw:style-name="gr4" draw:text-style-name="P14" draw:layer="layout" svg:width="0.86cm" svg:height="0.793cm" svg:x="1.331cm" svg:y="13.94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23" draw:style-name="gr1" draw:layer="layout" svg:width="12.7cm" svg:height="9.525cm" svg:x="3.175cm" svg:y="1.904cm" draw:page-number="20" presentation:class="page"/>
          <draw:frame draw:name="Shape 224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hape 225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7"><text:span text:style-name="T22"><text:page-number>&lt;number&gt;</text:page-number></text:span></text:p>
            </draw:text-box>
          </draw:frame>
        </presentation:notes>
      </draw:page>
      <draw:page draw:name="148 Cluster Information *NEW*" draw:style-name="dp1" draw:master-page-name="Title1">
        <draw:frame draw:name="Shape 235" presentation:style-name="pr9" draw:text-style-name="P11" draw:layer="layout" svg:width="29.364cm" svg:height="12cm" svg:x="2.08cm" svg:y="4.834cm" presentation:class="outline" presentation:user-transformed="true">
          <draw:text-box>
            <text:p text:style-name="P16"><text:span text:style-name="T11">FrameworkNodeStatus</text:span></text:p>
            <text:p text:style-name="P16"><text:span text:style-name="T11"/></text:p>
            <text:p text:style-name="P16"><text:span text:style-name="T6">FrameworkNodeStatu</text:span><text:span text:style-name="T6">s</text:span><text:span text:style-name="T11"> properties: </text:span><text:span text:style-name="T9">org.osgi.framework.version</text:span><text:span text:style-name="T9">, </text:span><text:span text:style-name="T9">org.osgi.framework.process</text:span><text:span text:style-name="T9">or, </text:span><text:span text:style-name="T9">org.osgi.framework.os_name</text:span><text:span text:style-name="T9">, java.version, </text:span><text:span text:style-name="T9">java.runtime.version, </text:span><text:span text:style-name="T9">java.specification.version</text:span><text:span text:style-name="T9">, java.vm.version</text:span></text:p>
            <text:p text:style-name="P16"><text:span text:style-name="T8"/></text:p>
            <text:p text:style-name="P16"><text:span text:style-name="T9"><text:s/></text:span><text:span text:style-name="T9">interface </text:span><text:span text:style-name="T9">FrameworkNodeStatus</text:span></text:p>
            <text:p text:style-name="P16"><text:span text:style-name="T9"><text:s text:c="4"/></text:span><text:span text:style-name="T9">extends </text:span><text:span text:style-name="T12">FrameworkManager, </text:span><text:span text:style-name="T12">NodeStatus</text:span><text:span text:style-name="T9"> {}</text:span></text:p>
            <text:p text:style-name="P16"><text:span text:style-name="T9"/></text:p>
            <text:p text:style-name="P10"><text:span text:style-name="T9">BundleDTO bdto = </text:span><text:span text:style-name="T9">frameworkNodeStatus.</text:span><text:span text:style-name="T12">instal</text:span><text:span text:style-name="T12">lBundle</text:span><text:span text:style-name="T9">(location);</text:span></text:p>
          </draw:text-box>
        </draw:frame>
        <draw:frame draw:name="Shape 236" presentation:style-name="pr10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8 Cluster Information </text:span><text:span text:style-name="T21">*NEW*</text:span></text:p>
          </draw:text-box>
        </draw:frame>
        <draw:custom-shape draw:name="Shape 237" draw:style-name="gr4" draw:text-style-name="P14" draw:layer="layout" svg:width="0.86cm" svg:height="0.793cm" svg:x="1.682cm" svg:y="15.21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38" draw:style-name="gr4" draw:text-style-name="P14" draw:layer="layout" svg:width="0.86cm" svg:height="1.721cm" svg:x="1.682cm" svg:y="12.56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31" draw:style-name="gr1" draw:layer="layout" svg:width="12.7cm" svg:height="9.525cm" svg:x="3.175cm" svg:y="1.904cm" draw:page-number="21" presentation:class="page"/>
          <draw:frame draw:name="Shape 232" presentation:style-name="pr11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33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7"><text:span text:style-name="T22"><text:page-number>&lt;number&gt;</text:page-number></text:span></text:p>
            </draw:text-box>
          </draw:frame>
        </presentation:notes>
      </draw:page>
      <draw:page draw:name="150 Configurator *NEW*" draw:style-name="dp1" draw:master-page-name="Title1">
        <draw:frame draw:name="Shape 24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Feed configurations into </text:span><text:span text:style-name="T13">Configuration Admin </text:span><text:span text:style-name="T13">through</text:span></text:p>
            <text:p text:style-name="P10"><text:span text:style-name="T14">configuration </text:span><text:span text:style-name="T14">resources</text:span><text:span text:style-name="T13">, </text:span><text:span text:style-name="T14">multiple </text:span><text:span text:style-name="T14">PIDs</text:span><text:span text:style-name="T13">, multiple</text:span></text:p>
            <text:p text:style-name="P10"><text:span text:style-name="T13">configuration resources, </text:span><text:span text:style-name="T14">extender</text:span><text:span text:style-name="T13"> pattern, </text:span><text:span text:style-name="T14">UTF-</text:span><text:span text:style-name="T14">8</text:span><text:span text:style-name="T13"> encoded</text:span></text:p>
            <text:p text:style-name="P10"><text:span text:style-name="T14">JSON</text:span><text:span text:style-name="T13"> resources, installed </text:span><text:span text:style-name="T13">via bundles</text:span></text:p>
            <text:p text:style-name="P10"><text:span text:style-name="T11"/></text:p>
            <text:p text:style-name="P10"><text:span text:style-name="T9">OSGI-</text:span><text:span text:style-name="T9">INF/configurator/foo.json:</text:span></text:p>
            <text:p text:style-name="P10"><text:span text:style-name="T9">{</text:span></text:p>
            <text:p text:style-name="P10"><text:span text:style-name="T9"><text:s text:c="4"/></text:span><text:span text:style-name="T9">// Global Settings</text:span></text:p>
            <text:p text:style-name="P10"><text:span text:style-name="T9"><text:s text:c="4"/></text:span><text:span text:style-name="T9">":configurator:resource-</text:span><text:span text:style-name="T9">version" : 1,</text:span></text:p>
            <text:p text:style-name="P10"><text:span text:style-name="T9"><text:s text:c="4"/></text:span><text:span text:style-name="T9">"pid.a": {"key": </text:span><text:span text:style-name="T9">"val", "some_number": </text:span><text:span text:style-name="T9">123},</text:span></text:p>
            <text:p text:style-name="P10"><text:span text:style-name="T9"><text:s text:c="4"/></text:span><text:span text:style-name="T9">"factory.pid.b~name": </text:span><text:span text:style-name="T9">{"a_boolean": true } <text:s text:c="3"/></text:span></text:p>
            <text:p text:style-name="P10"><text:span text:style-name="T9">}</text:span></text:p>
          </draw:text-box>
        </draw:frame>
        <draw:frame draw:name="Shape 245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0 Configurator </text:span><text:span text:style-name="T21">*NEW*</text:span></text:p>
          </draw:text-box>
        </draw:frame>
        <draw:custom-shape draw:name="Shape 246" draw:style-name="gr4" draw:text-style-name="P14" draw:layer="layout" svg:width="0.86cm" svg:height="6.295cm" svg:x="1.682cm" svg:y="10.78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40" draw:style-name="gr1" draw:layer="layout" svg:width="12.7cm" svg:height="9.525cm" svg:x="3.175cm" svg:y="1.904cm" draw:page-number="22" presentation:class="page"/>
          <draw:frame draw:name="Shape 241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42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50 Configurator *NEW*" draw:style-name="dp1" draw:master-page-name="Title1">
        <draw:frame draw:name="Shape 25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23">Ranking</text:span><text:span text:style-name="T24">, <text:s/></text:span><text:span text:style-name="T23">factory</text:span><text:span text:style-name="T24"> configs, </text:span><text:span text:style-name="T24">typed, </text:span><text:span text:style-name="T23">binary</text:span><text:span text:style-name="T24"> data, </text:span><text:span text:style-name="T23">overwrite</text:span></text:p>
            <text:p text:style-name="P10"><text:span text:style-name="T24">policy, well defined </text:span><text:span text:style-name="T23">lifecycle</text:span><text:span text:style-name="T24">, via </text:span><text:span text:style-name="T23">system </text:span><text:span text:style-name="T23">property</text:span><text:span text:style-name="T24">, coordinator</text:span></text:p>
            <text:p text:style-name="P10"><text:span text:style-name="T24">integration, standalone </text:span><text:span text:style-name="T24">configurations</text:span></text:p>
            <text:p text:style-name="P10"><text:span text:style-name="T24"/></text:p>
            <text:p text:style-name="P10"><text:span text:style-name="T12">-</text:span><text:span text:style-name="T12">Dconfigurator.initial</text:span><text:span text:style-name="T9">={"pi</text:span><text:span text:style-name="T9">d.a": {"some_number": </text:span><text:span text:style-name="T9">123}}</text:span></text:p>
            <text:p text:style-name="P10"><text:span text:style-name="T9"/></text:p>
            <text:p text:style-name="P10"><text:span text:style-name="T12">-</text:span><text:span text:style-name="T12">Dconfigurator.initial</text:span><text:span text:style-name="T9">=file</text:span><text:span text:style-name="T9">://some.json,file://other.</text:span><text:span text:style-name="T9">json</text:span></text:p>
            <text:p text:style-name="P10"><text:span text:style-name="T9"/></text:p>
            <text:p text:style-name="P10"><text:span text:style-name="T9">{"my.config": {</text:span></text:p>
            <text:p text:style-name="P10"><text:span text:style-name="T9"><text:s text:c="4"/></text:span><text:span text:style-name="T9">"security.enabled": </text:span><text:span text:style-name="T9">true,</text:span></text:p>
            <text:p text:style-name="P10"><text:span text:style-name="T9"><text:s text:c="4"/></text:span><text:span text:style-name="T9">"public.key:binary" : </text:span><text:span text:style-name="T9">"/OSGI-</text:span><text:span text:style-name="T9">INF/files/mykey.pub"}</text:span></text:p>
            <text:p text:style-name="P10"><text:span text:style-name="T9">}</text:span></text:p>
          </draw:text-box>
        </draw:frame>
        <draw:frame draw:name="Shape 25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0 Configurator </text:span><text:span text:style-name="T21">*NEW*</text:span></text:p>
          </draw:text-box>
        </draw:frame>
        <draw:custom-shape draw:name="Shape 254" draw:style-name="gr4" draw:text-style-name="P14" draw:layer="layout" svg:width="0.86cm" svg:height="0.793cm" svg:x="1.682cm" svg:y="9.28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55" draw:style-name="gr4" draw:text-style-name="P14" draw:layer="layout" svg:width="0.86cm" svg:height="0.793cm" svg:x="1.682cm" svg:y="11.09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56" draw:style-name="gr4" draw:text-style-name="P14" draw:layer="layout" svg:width="0.86cm" svg:height="3.651cm" svg:x="1.682cm" svg:y="12.82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48" draw:style-name="gr1" draw:layer="layout" svg:width="12.7cm" svg:height="9.525cm" svg:x="3.175cm" svg:y="1.904cm" draw:page-number="23" presentation:class="page"/>
          <draw:frame draw:name="Shape 24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50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151 JAX-RS Whiteboard *NEW*" draw:style-name="dp1" draw:master-page-name="Title1">
        <draw:frame draw:name="Shape 26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Register JAX-RS </text:span><text:span text:style-name="T13">annotated POJO </text:span><text:span text:style-name="T13">(</text:span><text:span text:style-name="T14">resources</text:span><text:span text:style-name="T13">), </text:span><text:span text:style-name="T14">Applications</text:span><text:span text:style-name="T13">,</text:span></text:p>
            <text:p text:style-name="P10"><text:span text:style-name="T14">Extensions</text:span><text:span text:style-name="T13"> as services, </text:span><text:span text:style-name="T13">simple </text:span><text:span text:style-name="T14">collaboration</text:span><text:span text:style-name="T13"> </text:span><text:span text:style-name="T13">model</text:span></text:p>
            <text:p text:style-name="P10"><text:span text:style-name="T13"/></text:p>
            <text:p text:style-name="P10"><text:span text:style-name="T15">@Component(service = Foo.class)</text:span></text:p>
            <text:p text:style-name="P10"><text:span text:style-name="T15">@</text:span><text:span text:style-name="T16">JaxrsName</text:span><text:span text:style-name="T15">(“foo”) @</text:span><text:span text:style-name="T16">JaxrsResource</text:span><text:span text:style-name="T15"> </text:span><text:span text:style-name="T15">@</text:span><text:span text:style-name="T16">Path</text:span><text:span text:style-name="T15">("foo")</text:span></text:p>
            <text:p text:style-name="P10"><text:span text:style-name="T15">class Foo {</text:span></text:p>
            <text:p text:style-name="P10"><text:span text:style-name="T15"><text:s text:c="4"/></text:span><text:span text:style-name="T15">@GET @Path("{name}")</text:span></text:p>
            <text:p text:style-name="P10"><text:span text:style-name="T15"><text:s text:c="4"/></text:span><text:span text:style-name="T15">public String </text:span><text:span text:style-name="T15">interrogateSession(</text:span></text:p>
            <text:p text:style-name="P10"><text:span text:style-name="T15"><text:s text:c="8"/></text:span><text:span text:style-name="T15">@PathParam("name") </text:span><text:span text:style-name="T15">String name,</text:span></text:p>
            <text:p text:style-name="P10"><text:span text:style-name="T15"><text:s text:c="8"/></text:span><text:span text:style-name="T15">@Context </text:span><text:span text:style-name="T15">HttpServletRequest req) {</text:span></text:p>
            <text:p text:style-name="P10"><text:span text:style-name="T15"><text:tab/></text:span><text:span text:style-name="T15"> <text:s text:c="7"/></text:span><text:span text:style-name="T15">HttpSession s = </text:span><text:span text:style-name="T15">req.getSession();</text:span></text:p>
            <text:p text:style-name="P10"><text:span text:style-name="T15"><text:tab/></text:span><text:span text:style-name="T15"> <text:s text:c="7"/></text:span><text:span text:style-name="T15">return </text:span><text:span text:style-name="T15">String.valueOf(s.getAttribute(n</text:span><text:span text:style-name="T15">ame));</text:span></text:p>
            <text:p text:style-name="P10"><text:span text:style-name="T15"><text:s text:c="4"/></text:span><text:span text:style-name="T15">}</text:span></text:p>
            <text:p text:style-name="P10"><text:span text:style-name="T15">}</text:span></text:p>
          </draw:text-box>
        </draw:frame>
        <draw:frame draw:name="Shape 26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1 JAX-RS Whiteboard </text:span><text:span text:style-name="T21">*NEW*</text:span></text:p>
          </draw:text-box>
        </draw:frame>
        <draw:custom-shape draw:name="Shape 264" draw:style-name="gr4" draw:text-style-name="P14" draw:layer="layout" svg:width="0.86cm" svg:height="8.503cm" svg:x="1.682cm" svg:y="8.4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58" draw:style-name="gr1" draw:layer="layout" svg:width="12.7cm" svg:height="9.525cm" svg:x="3.175cm" svg:y="1.904cm" draw:page-number="24" presentation:class="page"/>
          <draw:frame draw:name="Shape 25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60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151 JAX-RS Whiteboard *NEW*" draw:style-name="dp1" draw:master-page-name="Title1">
        <draw:frame draw:name="Shape 27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4">Require</text:span><text:span text:style-name="T13"> extensions, </text:span><text:span text:style-name="T14">static</text:span><text:span text:style-name="T13"> resources, </text:span><text:span text:style-name="T14">multiple</text:span><text:span text:style-name="T13"> whiteboards</text:span></text:p>
            <text:p text:style-name="P10"><text:span text:style-name="T13">with own endpoints, </text:span><text:span text:style-name="T13">simplified </text:span><text:span text:style-name="T14">default</text:span><text:span text:style-name="T13"> </text:span><text:span text:style-name="T13">applications,</text:span></text:p>
            <text:p text:style-name="P10"><text:span text:style-name="T13">service.changecount</text:span></text:p>
            <text:p text:style-name="P10"><text:span text:style-name="T13"/></text:p>
            <text:p text:style-name="P10"><text:span text:style-name="T9">@</text:span><text:span text:style-name="T12">JaxrsExtensionSelect</text:span><text:span text:style-name="T9">("(os</text:span><text:span text:style-name="T9">gi.jaxrs.name=configProvid</text:span><text:span text:style-name="T9">er)")</text:span></text:p>
            <text:p text:style-name="P10"><text:span text:style-name="T9"/></text:p>
            <text:p text:style-name="P10"><text:span text:style-name="T9">@Reference</text:span></text:p>
            <text:p text:style-name="P10"><text:span text:style-name="T12">JaxRSServiceRuntime</text:span><text:span text:style-name="T9"> </text:span><text:span text:style-name="T9">jaxRSServiceRuntime;</text:span></text:p>
          </draw:text-box>
        </draw:frame>
        <draw:frame draw:name="Shape 27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1 JAX-RS Whiteboard </text:span><text:span text:style-name="T21">*NEW*</text:span></text:p>
          </draw:text-box>
        </draw:frame>
        <draw:custom-shape draw:name="Shape 272" draw:style-name="gr4" draw:text-style-name="P14" draw:layer="layout" svg:width="0.86cm" svg:height="0.793cm" svg:x="1.682cm" svg:y="9.62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73" draw:style-name="gr4" draw:text-style-name="P14" draw:layer="layout" svg:width="0.86cm" svg:height="1.882cm" svg:x="1.682cm" svg:y="11.35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66" draw:style-name="gr1" draw:layer="layout" svg:width="12.7cm" svg:height="9.525cm" svg:x="3.175cm" svg:y="1.904cm" draw:page-number="25" presentation:class="page"/>
          <draw:frame draw:name="Shape 26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68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705 Promises" draw:style-name="dp1" draw:master-page-name="Title1">
        <draw:frame draw:name="Shape 279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Thrown </text:span><text:span text:style-name="T14">exceptions</text:span><text:span text:style-name="T13"> in </text:span><text:span text:style-name="T13">Function and Predicate, </text:span><text:span text:style-name="T14">timeout/delay</text:span><text:span text:style-name="T13">, specify </text:span><text:span text:style-name="T14">executor/scheduledEx</text:span><text:span text:style-name="T14">ecutor</text:span><text:span text:style-name="T13">, support </text:span><text:span text:style-name="T14">Callback</text:span><text:span text:style-name="T13"> from </text:span><text:span text:style-name="T13">org.osgi.util.function</text:span></text:p>
            <text:p text:style-name="P10"><text:span text:style-name="T13"/></text:p>
            <text:p text:style-name="P10"><text:span text:style-name="T15">final Promise&lt;String&gt; answer = </text:span><text:span text:style-name="T15">new Deferred&lt;String&gt;(</text:span></text:p>
            <text:p text:style-name="P10"><text:span text:style-name="T15"><text:s text:c="4"/></text:span><text:span text:style-name="T16">executor</text:span><text:span text:style-name="T15">, </text:span><text:span text:style-name="T16">scheduledExecutor</text:span></text:p>
            <text:p text:style-name="P10"><text:span text:style-name="T15">).getPromise().</text:span><text:span text:style-name="T16">delay</text:span><text:span text:style-name="T15">(1000).</text:span><text:span text:style-name="T16">timeo</text:span><text:span text:style-name="T16">ut</text:span><text:span text:style-name="T15">(5000).then(</text:span></text:p>
            <text:p text:style-name="P10"><text:span text:style-name="T15"><text:s text:c="4"/></text:span><text:span text:style-name="T15">new </text:span><text:span text:style-name="T16">Callback</text:span><text:span text:style-name="T15">() {</text:span></text:p>
            <text:p text:style-name="P10"><text:span text:style-name="T15"><text:s text:c="8"/></text:span><text:span text:style-name="T15">@Override</text:span></text:p>
            <text:p text:style-name="P10"><text:span text:style-name="T15"><text:s text:c="8"/></text:span><text:span text:style-name="T15">public void run() throws </text:span><text:span text:style-name="T15">Exception {</text:span></text:p>
            <text:p text:style-name="P10"><text:span text:style-name="T15"><text:s text:c="12"/></text:span><text:span text:style-name="T15">System.out.println(answer);</text:span></text:p>
            <text:p text:style-name="P10"><text:span text:style-name="T15"><text:s text:c="8"/></text:span><text:span text:style-name="T15">}</text:span></text:p>
            <text:p text:style-name="P10"><text:span text:style-name="T15"><text:s text:c="4"/></text:span><text:span text:style-name="T15">}</text:span></text:p>
            <text:p text:style-name="P10"><text:span text:style-name="T15">);</text:span></text:p>
          </draw:text-box>
        </draw:frame>
        <draw:frame draw:name="Shape 280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705 Promises</text:span></text:p>
          </draw:text-box>
        </draw:frame>
        <draw:custom-shape draw:name="Shape 281" draw:style-name="gr4" draw:text-style-name="P14" draw:layer="layout" svg:width="0.86cm" svg:height="7.664cm" svg:x="1.682cm" svg:y="9.54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75" draw:style-name="gr1" draw:layer="layout" svg:width="12.7cm" svg:height="9.525cm" svg:x="3.175cm" svg:y="1.904cm" draw:page-number="26" presentation:class="page"/>
          <draw:frame draw:name="Shape 276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77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706 Push Stream *NEW*" draw:style-name="dp1" draw:master-page-name="Title1">
        <draw:frame draw:name="Shape 287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25">Compact pipeline </text:span><text:span text:style-name="T26">asynchronous tasks</text:span><text:span text:style-name="T25"> on event </text:span><text:span text:style-name="T25">arrival, </text:span><text:span text:style-name="T26">circuit breaker</text:span><text:span text:style-name="T25">,</text:span></text:p>
            <text:p text:style-name="P10"><text:span text:style-name="T25">finite streams &amp; </text:span><text:span text:style-name="T26">back pressure</text:span><text:span text:style-name="T25"> </text:span><text:span text:style-name="T25">explicit in API signatures, </text:span><text:span text:style-name="T25">inspired by </text:span><text:span text:style-name="T26">Java</text:span></text:p>
            <text:p text:style-name="P10"><text:span text:style-name="T26">8 Streams</text:span><text:span text:style-name="T25"> API, independent, </text:span><text:span text:style-name="T26">generics</text:span><text:span text:style-name="T25">, lazy, <text:s/>composed by </text:span><text:span text:style-name="T26">functional</text:span></text:p>
            <text:p text:style-name="P10"><text:span text:style-name="T26">steps</text:span><text:span text:style-name="T25">, </text:span><text:span text:style-name="T26">mapping</text:span><text:span text:style-name="T25">, </text:span><text:span text:style-name="T26">flat mapping</text:span><text:span text:style-name="T25">, </text:span><text:span text:style-name="T26">filtering</text:span><text:span text:style-name="T25">, stateless &amp; stateful </text:span><text:span text:style-name="T25">intermediate</text:span></text:p>
            <text:p text:style-name="P10"><text:span text:style-name="T25">operations</text:span></text:p>
            <text:p text:style-name="P10"><text:span text:style-name="T25"/></text:p>
            <text:p text:style-name="P10"><text:span text:style-name="T16">PushEventSource</text:span><text:span text:style-name="T15">&lt;Integer&gt; source </text:span><text:span text:style-name="T15">= ...</text:span></text:p>
            <text:p text:style-name="P10"><text:span text:style-name="T15">Integer i = new </text:span><text:span text:style-name="T16">PushStreamProvider</text:span><text:span text:style-name="T15">().</text:span><text:span text:style-name="T16">buildStrea</text:span><text:span text:style-name="T16">m</text:span><text:span text:style-name="T15">(source)</text:span></text:p>
            <text:p text:style-name="P10"><text:span text:style-name="T15"><text:s text:c="4"/></text:span><text:span text:style-name="T15">.withPushbackPolicy(LINEAR, </text:span><text:span text:style-name="T15">20)</text:span></text:p>
            <text:p text:style-name="P10"><text:span text:style-name="T15"><text:s text:c="4"/></text:span><text:span text:style-name="T15">.withQueuePolicy(FAIL)</text:span></text:p>
            <text:p text:style-name="P10"><text:span text:style-name="T15"><text:s text:c="4"/></text:span><text:span text:style-name="T15">.</text:span><text:span text:style-name="T16">build</text:span><text:span text:style-name="T15">()</text:span></text:p>
            <text:p text:style-name="P10"><text:span text:style-name="T15"><text:s text:c="4"/></text:span><text:span text:style-name="T15">.max(Integer::compare)</text:span></text:p>
            <text:p text:style-name="P10"><text:span text:style-name="T15"><text:s text:c="4"/></text:span><text:span text:style-name="T15">.</text:span><text:span text:style-name="T16">getValue</text:span><text:span text:style-name="T15">().get();</text:span></text:p>
          </draw:text-box>
        </draw:frame>
        <draw:frame draw:name="Shape 288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706 Push Stream </text:span><text:span text:style-name="T21">*NEW*</text:span></text:p>
          </draw:text-box>
        </draw:frame>
        <draw:custom-shape draw:name="Shape 289" draw:style-name="gr4" draw:text-style-name="P14" draw:layer="layout" svg:width="0.86cm" svg:height="5.602cm" svg:x="1.682cm" svg:y="10.18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83" draw:style-name="gr1" draw:layer="layout" svg:width="12.7cm" svg:height="9.525cm" svg:x="3.175cm" svg:y="1.904cm" draw:page-number="27" presentation:class="page"/>
          <draw:frame draw:name="Shape 284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85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707 Converter Specification *NEW*" draw:style-name="dp1" draw:master-page-name="Title1">
        <draw:frame draw:name="Shape 295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8">Make it easy to convert many </text:span><text:span text:style-name="T18">types to other types, scalars,</text:span></text:p>
            <text:p text:style-name="P10"><text:span text:style-name="T18">collections, maps, beans, </text:span><text:span text:style-name="T18">interfaces and DTOs, no </text:span><text:span text:style-name="T18">boilerplate conversion</text:span></text:p>
            <text:p text:style-name="P10"><text:span text:style-name="T18">code, customized using </text:span><text:span text:style-name="T18">converter builders, generics, </text:span><text:span text:style-name="T18">rules</text:span></text:p>
            <text:p text:style-name="P10"><text:span text:style-name="T18"/></text:p>
            <text:p text:style-name="P10"><text:span text:style-name="T9">Converter c = </text:span><text:span text:style-name="T9">Converters.</text:span><text:span text:style-name="T12">standardConvert</text:span><text:span text:style-name="T12">er</text:span><text:span text:style-name="T9">();</text:span></text:p>
            <text:p text:style-name="P10"><text:span text:style-name="T9">MyEnum e = </text:span><text:span text:style-name="T9">c.</text:span><text:span text:style-name="T12">convert</text:span><text:span text:style-name="T9">(MyOtherEnum.BLUE</text:span><text:span text:style-name="T9">).</text:span><text:span text:style-name="T12">to</text:span><text:span text:style-name="T9">(MyEnum.class);</text:span></text:p>
            <text:p text:style-name="P10"><text:span text:style-name="T9">BigDecimal bd = </text:span><text:span text:style-name="T9">c.</text:span><text:span text:style-name="T12">convert</text:span><text:span text:style-name="T9">(12345).</text:span><text:span text:style-name="T12">to</text:span><text:span text:style-name="T9">(BigDec</text:span><text:span text:style-name="T9">imal.class);</text:span></text:p>
            <text:p text:style-name="P10"><text:span text:style-name="T9">long[] la = c.</text:span><text:span text:style-name="T12">convert</text:span><text:span text:style-name="T9">(</text:span></text:p>
            <text:p text:style-name="P10"><text:span text:style-name="T9"><text:s text:c="4"/></text:span><text:span text:style-name="T9">Arrays.asList("978", </text:span><text:span text:style-name="T9">"142")).</text:span><text:span text:style-name="T12">to</text:span><text:span text:style-name="T9">(long[].class);</text:span></text:p>
            <text:p text:style-name="P10"><text:span text:style-name="T9">Map m = </text:span><text:span text:style-name="T9">Collections.singletonMap("</text:span><text:span text:style-name="T9">timeout", "700");</text:span></text:p>
            <text:p text:style-name="P10"><text:span text:style-name="T9">int t = </text:span><text:span text:style-name="T9">c.</text:span><text:span text:style-name="T12">convert</text:span><text:span text:style-name="T9">(m).</text:span><text:span text:style-name="T12">to</text:span><text:span text:style-name="T9">(MyInterfac</text:span><text:span text:style-name="T9">e.class).timeout();</text:span></text:p>
            <text:p text:style-name="P10"><text:span text:style-name="T9">Map m = </text:span><text:span text:style-name="T9">Collections.singletonMap("</text:span><text:span text:style-name="T9">args", null)</text:span></text:p>
            <text:p text:style-name="P10"><text:span text:style-name="T9">String[] a1 = </text:span><text:span text:style-name="T9">c.</text:span><text:span text:style-name="T12">convert</text:span><text:span text:style-name="T9">(m).</text:span><text:span text:style-name="T12">to</text:span><text:span text:style-name="T9">(MyAnnotati</text:span><text:span text:style-name="T9">on.class).args();</text:span></text:p>
          </draw:text-box>
        </draw:frame>
        <draw:frame draw:name="Shape 296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707 Converter Specification </text:span><text:span text:style-name="T21">*NEW*</text:span></text:p>
          </draw:text-box>
        </draw:frame>
        <draw:custom-shape draw:name="Shape 297" draw:style-name="gr4" draw:text-style-name="P14" draw:layer="layout" svg:width="0.86cm" svg:height="1.594cm" svg:x="1.682cm" svg:y="8.97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98" draw:style-name="gr4" draw:text-style-name="P14" draw:layer="layout" svg:width="0.86cm" svg:height="0.793cm" svg:x="1.682cm" svg:y="10.74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99" draw:style-name="gr4" draw:text-style-name="P14" draw:layer="layout" svg:width="0.86cm" svg:height="1.64cm" svg:x="1.682cm" svg:y="11.70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0" draw:style-name="gr4" draw:text-style-name="P14" draw:layer="layout" svg:width="0.86cm" svg:height="1.594cm" svg:x="1.682cm" svg:y="13.53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1" draw:style-name="gr4" draw:text-style-name="P14" draw:layer="layout" svg:width="0.86cm" svg:height="1.594cm" svg:x="1.682cm" svg:y="15.28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Shape 291" draw:style-name="gr1" draw:layer="layout" svg:width="12.7cm" svg:height="9.525cm" svg:x="3.175cm" svg:y="1.904cm" draw:page-number="28" presentation:class="page"/>
          <draw:frame draw:name="Shape 292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93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page29" draw:style-name="dp1" draw:master-page-name="Title2">
        <draw:frame draw:name="Shape 308" draw:style-name="gr5" draw:text-style-name="P11" draw:layer="layout" svg:width="29.364cm" svg:height="12cm" svg:x="2.08cm" svg:y="4.834cm" presentation:class="outline" presentation:placeholder="true" presentation:user-transformed="true">
          <draw:text-box/>
        </draw:frame>
        <draw:frame draw:name="Shape 309" presentation:style-name="pr12" draw:text-style-name="P9" draw:layer="layout" svg:width="24.999cm" svg:height="1.416cm" svg:x="2.08cm" svg:y="2.418cm" presentation:class="title" presentation:user-transformed="true">
          <draw:text-box>
            <text:p/>
          </draw:text-box>
        </draw:frame>
        <presentation:notes draw:style-name="dp2">
          <draw:page-thumbnail draw:name="Shape 304" draw:style-name="gr1" draw:layer="layout" svg:width="12.7cm" svg:height="9.525cm" svg:x="3.175cm" svg:y="1.904cm" draw:page-number="29" presentation:class="page"/>
          <draw:frame draw:name="Shape 305" presentation:style-name="pr13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306" presentation:style-name="pr14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roid Sans" svg:font-family="'Droid Sans'"/>
    <style:font-face style:name="Source Sans Pro" svg:font-family="'Source Sans Pro'"/>
    <style:font-face style:name="Source Sans Pro Light" svg:font-family="'Source Sans Pro Light'"/>
    <style:font-face style:name="Avenir Roman" svg:font-family="'Avenir Roman'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eeeee" draw:marker-start-width="0.2cm" draw:marker-start-center="false" draw:marker-end-width="0.2cm" draw:marker-end-center="false" draw:fill="none" draw:fill-color="#00aea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50.7000007629395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50.7000007629395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3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34.7000007629395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50.7000007629395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aea4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fo:min-height="1.241cm" fo:min-width="11.031cm" fo:padding-top="0.282cm" fo:padding-bottom="0.282cm" fo:padding-left="0.282cm" fo:padding-right="0.282cm" fo:wrap-option="wrap" draw:shadow-color="#80808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fo:min-height="1.241cm" fo:min-width="11.031cm" fo:padding-top="0.282cm" fo:padding-bottom="0.282cm" fo:padding-left="0.282cm" fo:padding-right="0.28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fo:min-height="1.241cm" fo:min-width="11.031cm" fo:padding-top="0.282cm" fo:padding-bottom="0.282cm" fo:padding-left="0.282cm" fo:padding-right="0.282cm" fo:wrap-option="wrap" draw:shadow-color="#808080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0.94cm" fo:min-width="0cm" fo:padding-top="0.13cm" fo:padding-bottom="0.13cm" fo:padding-left="0.127cm" fo:padding-right="0.127cm" fo:wrap-option="wrap" draw:shadow-color="#808080"/>
    </style:style>
    <style:style style:name="Mpr8" style:family="presentation" style:parent-style-name="Title4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0.94cm" fo:min-width="0cm" fo:padding-top="0.13cm" fo:padding-bottom="0.13cm" fo:padding-left="0.127cm" fo:padding-right="0.127cm" fo:wrap-option="wrap" draw:shadow-color="#808080"/>
    </style:style>
    <style:style style:name="Mpr9" style:family="presentation" style:parent-style-name="Title2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solid" draw:fill-color="#00aea4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margin-left="0cm" fo:margin-right="0cm" fo:line-height="100%" fo:text-align="start" fo:text-indent="0cm" style:line-break="strict"/>
      <style:text-properties fo:font-size="24pt"/>
    </style:style>
    <style:style style:name="MP14" style:family="paragraph">
      <loext:graphic-properties draw:fill="none" draw:fill-color="#ffffff"/>
      <style:paragraph-properties fo:margin-left="0cm" fo:margin-right="0cm" fo:line-height="100%" fo:text-align="start" fo:text-indent="0cm" style:line-break="strict" style:writing-mode="lr-tb" style:font-independent-line-spacing="true"/>
      <style:text-properties fo:font-size="24pt"/>
    </style:style>
    <style:style style:name="MP15" style:family="paragraph">
      <style:paragraph-properties fo:margin-left="0cm" fo:margin-right="0cm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1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Source Sans Pro" style:font-size-asian="16pt" style:font-style-asian="normal" style:font-weight-asian="normal" style:font-name-complex="Source Sans Pro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style:font-name="Myriad Pro" fo:font-size="12pt" fo:language="en" fo:country="US" style:font-name-asian="Myriad Pro" style:font-size-asian="12pt" style:language-asian="en" style:country-asian="US" style:font-name-complex="Myriad Pro" style:font-size-complex="12pt" style:language-complex="en" style:country-complex="US"/>
    </style:style>
    <style:style style:name="MT5" style:family="text">
      <style:text-properties fo:color="#535353" fo:font-size="18pt" fo:language="en" fo:country="US" style:font-size-asian="18pt" style:language-asian="en" style:country-asian="US" style:font-size-complex="18pt" style:language-complex="en" style:country-complex="US"/>
    </style:style>
    <style:style style:name="MT6" style:family="text">
      <style:text-properties fo:color="#d3d3d3" style:font-name="Myriad Pro" fo:font-size="12pt" fo:language="en" fo:country="US" style:font-name-asian="Myriad Pro" style:font-size-asian="12pt" style:language-asian="en" style:country-asian="US" style:font-name-complex="Myriad Pro" style:font-size-complex="12pt" style:language-complex="en" style:country-complex="US"/>
    </style:style>
    <style:style style:name="MT7" style:family="text">
      <style:text-properties fo:color="#d3d3d3" style:font-name="Myriad Pro" fo:font-size="12pt" style:font-name-asian="Myriad Pro" style:font-size-asian="12pt" style:font-name-complex="Myriad Pro" style:font-size-complex="12pt"/>
    </style:style>
    <style:style style:name="MT8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323333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draw:style-name="Mgr3" draw:text-style-name="MP5" draw:layer="backgroundobjects" svg:width="33.392cm" svg:height="19.019cm" svg:x="0cm" svg:y="0cm">
        <draw:image xlink:href="Pictures/10000000000009C40000057E51B3AFFB4DB4FDBA.png" xlink:type="simple" xlink:show="embed" xlink:actuate="onLoad">
          <text:p/>
        </draw:image>
      </draw:frame>
      <draw:custom-shape draw:name="Shape 13" draw:style-name="Mgr4" draw:text-style-name="MP7" draw:layer="backgroundobjects" svg:width="9.421cm" svg:height="0.846cm" svg:x="2.328cm" svg:y="18.111cm">
        <text:p text:style-name="MP6"><text:span text:style-name="MT2">Name | @twitterhand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3" draw:text-style-name="MP5" draw:layer="backgroundobjects" svg:width="33.392cm" svg:height="19.019cm" svg:x="0cm" svg:y="0cm">
        <draw:image xlink:href="Pictures/10000000000009C40000057ED2C44D4E0016F165.png" xlink:type="simple" xlink:show="embed" xlink:actuate="onLoad">
          <text:p/>
        </draw:image>
      </draw:frame>
      <draw:frame draw:name="Shape 16" presentation:style-name="Mpr1" draw:text-style-name="MP8" draw:layer="backgroundobjects" svg:width="24.625cm" svg:height="2.926cm" svg:x="2.08cm" svg:y="5.007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3.848cm" svg:height="3.848cm" svg:x="28.909cm" svg:y="1.23cm">
        <draw:image xlink:href="Pictures/100002010000011C0000011C1425AD0D6ED17AEF.png" xlink:type="simple" xlink:show="embed" xlink:actuate="onLoad">
          <text:p/>
        </draw:image>
      </draw:frame>
      <draw:frame draw:name="Shape 19" draw:style-name="Mgr3" draw:text-style-name="MP5" draw:layer="backgroundobjects" svg:width="1.753cm" svg:height="1.753cm" svg:x="31.008cm" svg:y="5.693cm">
        <draw:image xlink:href="Pictures/100002010000008C0000008C1CFFE7B4B6E53C45.png" xlink:type="simple" xlink:show="embed" xlink:actuate="onLoad">
          <text:p/>
        </draw:image>
      </draw:frame>
      <draw:custom-shape draw:name="Shape 20" draw:style-name="Mgr5" draw:text-style-name="MP7" draw:layer="backgroundobjects" svg:width="2.539cm" svg:height="2.539cm" svg:x="2.564cm" svg:y="13.4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1" draw:style-name="Mgr5" draw:text-style-name="MP7" draw:layer="backgroundobjects" svg:width="7.279cm" svg:height="2.045cm" svg:x="2.08cm" svg:y="10.8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Title_20_Slide-outline1" draw:layer="backgroundobjects" svg:width="12.946cm" svg:height="0.797cm" svg:x="2.081cm" svg:y="10.844cm" presentation:class="outline" presentation:placeholder="true" presentation:user-transformed="true">
        <draw:text-box/>
      </draw:frame>
      <draw:frame draw:name="Shape 23" presentation:style-name="Title_20_Slide-outline1" draw:layer="backgroundobjects" svg:width="12.947cm" svg:height="1.115cm" svg:x="2.081cm" svg:y="11.597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Shape 10" draw:style-name="Mgr3" draw:text-style-name="MP5" draw:layer="backgroundobjects" svg:width="33.392cm" svg:height="19.019cm" svg:x="0cm" svg:y="0cm">
        <draw:image xlink:href="Pictures/10000000000009C40000057E51B3AFFB4DB4FDBA.png" xlink:type="simple" xlink:show="embed" xlink:actuate="onLoad">
          <text:p/>
        </draw:image>
      </draw:frame>
      <draw:custom-shape draw:name="Shape 13" draw:style-name="Mgr4" draw:text-style-name="MP7" draw:layer="backgroundobjects" svg:width="9.421cm" svg:height="0.846cm" svg:x="2.328cm" svg:y="18.111cm">
        <text:p text:style-name="MP6"><text:span text:style-name="MT2">Name | @twitterhand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9" presentation:style-name="Custom_20_Layout-outline1" draw:layer="backgroundobjects" svg:width="29.364cm" svg:height="12cm" svg:x="2.08cm" svg:y="4.834cm" presentation:class="outline" presentation:placeholder="true" presentation:user-transformed="true">
        <draw:text-box/>
      </draw:frame>
      <draw:frame draw:name="Shape 30" presentation:style-name="Mpr4" draw:text-style-name="MP9" draw:layer="backgroundobjects" svg:width="24.999cm" svg:height="1.416cm" svg:x="2.08cm" svg:y="2.418cm" presentation:class="title" presentation:user-transformed="true">
        <draw:text-box>
          <text:p/>
        </draw:text-box>
      </draw:frame>
      <draw:frame draw:name="Shape 31" draw:style-name="Mgr3" draw:text-style-name="MP5" draw:layer="backgroundobjects" svg:width="1.991cm" svg:height="1.991cm" svg:x="30.798cm" svg:y="1.218cm">
        <draw:image xlink:href="Pictures/100002010000015E0000015EA8B07A3748CBCB0E.png" xlink:type="simple" xlink:show="embed" xlink:actuate="onLoad">
          <text:p/>
        </draw:image>
      </draw:frame>
      <draw:custom-shape draw:name="Shape 32" draw:style-name="Mgr6" draw:text-style-name="MP11" draw:layer="backgroundobjects" svg:width="3.961cm" svg:height="0.92cm" svg:x="4.281cm" svg:y="18.035cm">
        <text:p text:style-name="MP10"><text:span text:style-name="MT3">@rotty3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name="Picture 1" draw:style-name="Mgr7" draw:text-style-name="MP12" draw:layer="backgroundobjects" svg:width="33.867cm" svg:height="19.047cm" svg:x="0cm" svg:y="0cm">
        <draw:image xlink:href="Pictures/10000201000005A00000032A8AFE79E7D40A4F8B.png" xlink:type="simple" xlink:show="embed" xlink:actuate="onLoad">
          <text:p/>
        </draw:image>
        <svg:desc>full-photo-BG-wide.png</svg:desc>
      </draw:frame>
      <draw:custom-shape draw:name="Rectangle 2" draw:style-name="Mgr8" draw:text-style-name="MP14" draw:layer="backgroundobjects" svg:width="11.595cm" svg:height="1.805cm" svg:x="0.541cm" svg:y="17.435cm">
        <text:list text:style-name="ML3">
          <text:list-header>
            <text:p text:style-name="MP13"><text:span text:style-name="MT4">#LSNA17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7" draw:text-style-name="MP16" draw:layer="backgroundobjects" svg:width="7.903cm" svg:height="1.252cm" svg:x="24.269cm" svg:y="17.023cm" presentation:class="page-number">
        <draw:text-box>
          <text:list text:style-name="ML4">
            <text:list-header>
              <text:p text:style-name="MP15"><text:span text:style-name="MT5"><text:page-number>&lt;number&gt;</text:page-number></text:span></text:p>
            </text:list-header>
          </text:list>
        </draw:text-box>
      </draw:frame>
      <draw:frame presentation:style-name="Title1-title" draw:layer="backgroundobjects" svg:width="30.479cm" svg:height="3.179cm" svg:x="1.693cm" svg:y="0.759cm" presentation:class="title" presentation:placeholder="true">
        <draw:text-box/>
      </draw:frame>
      <draw:frame presentation:style-name="Title1-outline1" draw:layer="backgroundobjects" svg:width="30.479cm" svg:height="11.047cm" svg:x="1.693cm" svg:y="4.456cm" presentation:class="outline" presentation:placeholder="true">
        <draw:text-box/>
      </draw:frame>
      <presentation:notes style:page-layout-name="PM2">
        <draw:rect draw:style-name="Mgr9" draw:text-style-name="MP1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1" draw:style-name="Mgr7" draw:text-style-name="MP12" draw:layer="backgroundobjects" svg:width="33.867cm" svg:height="19.047cm" svg:x="0cm" svg:y="0cm">
        <draw:image xlink:href="Pictures/100000000000078000000438EDA0E717EC00C937.png" xlink:type="simple" xlink:show="embed" xlink:actuate="onLoad">
          <text:p/>
        </draw:image>
        <svg:desc>full-color-BG-wide.png</svg:desc>
      </draw:frame>
      <draw:custom-shape draw:name="Rectangle 2" draw:style-name="Mgr10" draw:text-style-name="MP14" draw:layer="backgroundobjects" svg:width="11.595cm" svg:height="1.805cm" svg:x="0.541cm" svg:y="16.701cm">
        <text:list text:style-name="ML3">
          <text:list-header>
            <text:p text:style-name="MP13"><text:span text:style-name="MT6">#</text:span><text:span text:style-name="MT6">L</text:span><text:span text:style-name="MT6">S</text:span><text:span text:style-name="MT6">N</text:span><text:span text:style-name="MT6">A</text:span><text:span text:style-name="MT6">1</text:span><text:span text:style-name="MT6">7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8" draw:text-style-name="MP16" draw:layer="backgroundobjects" svg:width="7.903cm" svg:height="1.252cm" svg:x="24.269cm" svg:y="17.023cm" presentation:class="page-number">
        <draw:text-box>
          <text:list text:style-name="ML4">
            <text:list-header>
              <text:p text:style-name="MP15"><text:span text:style-name="MT5"><text:page-number>&lt;number&gt;</text:page-number></text:span></text:p>
            </text:list-header>
          </text:list>
        </draw:text-box>
      </draw:frame>
      <draw:frame presentation:style-name="Title4-title" draw:layer="backgroundobjects" svg:width="30.479cm" svg:height="3.179cm" svg:x="1.693cm" svg:y="0.759cm" presentation:class="title" presentation:placeholder="true">
        <draw:text-box/>
      </draw:frame>
      <draw:frame presentation:style-name="Title4-outline1" draw:layer="backgroundobjects" svg:width="30.479cm" svg:height="11.047cm" svg:x="1.693cm" svg:y="4.456cm" presentation:class="outline" presentation:placeholder="true">
        <draw:text-box/>
      </draw:frame>
      <presentation:notes style:page-layout-name="PM2">
        <draw:rect draw:style-name="Mgr9" draw:text-style-name="MP17" draw:layer="backgroundobjects" svg:width="19.05cm" svg:height="25.4cm" svg:x="0cm" svg:y="0cm">
          <text:p/>
        </draw:rect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1" draw:style-name="Mgr7" draw:text-style-name="MP12" draw:layer="backgroundobjects" svg:width="33.867cm" svg:height="19.048cm" svg:x="0cm" svg:y="0cm">
        <draw:image xlink:href="Pictures/10000000000005A00000032A588535B498E9E53C.jpg" xlink:type="simple" xlink:show="embed" xlink:actuate="onLoad">
          <text:p/>
        </draw:image>
        <svg:desc>Slide-Deck-BG-wide2.jpg</svg:desc>
      </draw:frame>
      <draw:custom-shape draw:name="Rectangle 2" draw:style-name="Mgr11" draw:text-style-name="MP14" draw:layer="backgroundobjects" svg:width="11.595cm" svg:height="1.805cm" svg:x="0.541cm" svg:y="16.701cm">
        <text:list text:style-name="ML3">
          <text:list-header>
            <text:p text:style-name="MP13"><text:span text:style-name="MT7">#</text:span><text:span text:style-name="MT7">L</text:span><text:span text:style-name="MT7">S</text:span><text:span text:style-name="MT7">N</text:span><text:span text:style-name="MT7">A</text:span><text:span text:style-name="MT7">1</text:span><text:span text:style-name="MT7">7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7" draw:text-style-name="MP12" draw:layer="backgroundobjects" svg:width="14.364cm" svg:height="12.939cm" svg:x="9.748cm" svg:y="2.356cm">
        <draw:image xlink:href="Pictures/10000201000002D800000290878C8BC9D477DB46.png" xlink:type="simple" xlink:show="embed" xlink:actuate="onLoad">
          <text:p/>
        </draw:image>
        <svg:desc>pasted-image.pdf</svg:desc>
      </draw:frame>
      <draw:frame presentation:style-name="Mpr9" draw:text-style-name="MP16" draw:layer="backgroundobjects" svg:width="7.903cm" svg:height="1.31cm" svg:x="24.269cm" svg:y="16.994cm" presentation:class="page-number">
        <draw:text-box>
          <text:list text:style-name="ML5">
            <text:list-header>
              <text:p text:style-name="MP15"><text:span text:style-name="MT8"><text:page-number>&lt;number&gt;</text:page-number></text:span></text:p>
            </text:list-header>
          </text:list>
        </draw:text-box>
      </draw:frame>
      <draw:frame draw:style-name="standard" draw:layer="backgroundobjects" svg:width="30.479cm" svg:height="3.179cm" svg:x="1.693cm" svg:y="0.759cm" presentation:class="title" presentation:placeholder="true">
        <draw:text-box/>
      </draw:frame>
      <draw:frame draw:style-name="standard" draw:layer="backgroundobjects" svg:width="30.479cm" svg:height="11.047cm" svg:x="1.693cm" svg:y="4.456cm" presentation:class="outline" presentation:placeholder="true">
        <draw:text-box/>
      </draw:frame>
      <presentation:notes style:page-layout-name="PM2">
        <draw:rect draw:style-name="Mgr9" draw:text-style-name="MP17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10-16T13:14:32.611938961</dc:date>
    <dc:creator>Raymond Augé</dc:creator>
    <meta:editing-duration>PT28M58S</meta:editing-duration>
    <meta:editing-cycles>5</meta:editing-cycles>
    <meta:document-statistic meta:object-count="261"/>
  </office:meta>
</office:document-meta>
</file>